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g" manifest:media-type="image/jpeg"/>
  <manifest:file-entry manifest:full-path="media/image6.jpeg" manifest:media-type="image/jpeg"/>
  <manifest:file-entry manifest:full-path="media/image7.png" manifest:media-type="image/png"/>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05in" fo:padding-bottom="0.05in" fo:padding-left="0.1in" fo:padding-right="0.1in" draw:textarea-vertical-align="middle" draw:textarea-horizontal-align="center" draw:fill="solid" draw:fill-color="#e97132" draw:opacity="100%" draw:stroke="solid" svg:stroke-width="0.04514in" svg:stroke-color="#e97132" svg:stroke-opacity="100%" draw:stroke-linejoin="round" svg:stroke-linecap="round" draw:auto-grow-width="false" draw:auto-grow-height="false" draw:decorative="true" style:protect="position size"/>
      <style:paragraph-properties style:font-independent-line-spacing="true" style:writing-mode="lr-tb"/>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parent-style-name="Graphics">
      <style:graphic-properties draw:fill="none" draw:stroke="none"/>
    </style:style>
    <style:style style:family="graphic" style:name="a458" style:parent-style-name="Graphics">
      <style:graphic-properties draw:fill="none" draw:stroke="none"/>
    </style:style>
    <style:style style:family="graphic" style:name="a434">
      <style:graphic-properties fo:wrap-option="wrap" fo:padding-top="0.05in" fo:padding-bottom="0.05in" fo:padding-left="0.1in" fo:padding-right="0.1in" draw:textarea-vertical-align="middle" draw:textarea-horizontal-align="center" draw:fill="gradient" draw:fill-gradient-name="a433" draw:stroke="none" draw:auto-grow-width="false" draw:auto-grow-height="false" draw:decorative="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parent-style-name="Graphics">
      <style:graphic-properties draw:fill="none" draw:stroke="none"/>
    </style:style>
    <style:style style:family="graphic" style:name="a412" style:parent-style-name="Graphics">
      <style:graphic-properties draw:fill="none" draw:stroke="none"/>
    </style:style>
    <style:style style:family="graphic" style:name="a438">
      <style:graphic-properties fo:wrap-option="wrap" fo:padding-top="0.05in" fo:padding-bottom="0.05in" fo:padding-left="0.1in" fo:padding-right="0.1in" draw:textarea-vertical-align="middle" draw:textarea-horizontal-align="center" draw:fill="gradient" draw:fill-gradient-name="a437" draw:stroke="none" draw:auto-grow-width="false" draw:auto-grow-height="false" draw:decorative="true"/>
      <style:paragraph-properties style:font-independent-line-spacing="true" style:writing-mode="lr-tb"/>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gradient" draw:fill-gradient-name="a41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7" style:parent-style-name="Graphics">
      <style:graphic-properties draw:fill="none" draw:stroke="none"/>
    </style:style>
    <style:style style:family="drawing-page" style:name="a41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gradient" draw:fill-gradient-name="a45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gradient" draw:fill-gradient-name="a441" draw:stroke="none" draw:auto-grow-width="false" draw:auto-grow-height="false" draw:decorative="true"/>
      <style:paragraph-properties style:font-independent-line-spacing="true" style:writing-mode="lr-tb"/>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parent-style-name="Graphics">
      <style:graphic-properties draw:fill="none" draw:stroke="non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6">
      <style:graphic-properties fo:wrap-option="wrap" fo:padding-top="0.05in" fo:padding-bottom="0.05in" fo:padding-left="0.1in" fo:padding-right="0.1in" draw:textarea-vertical-align="middle" draw:textarea-horizontal-align="center" draw:fill="gradient" draw:fill-gradient-name="a445" draw:stroke="none" draw:auto-grow-width="false" draw:auto-grow-height="false" draw:decorative="true"/>
      <style:paragraph-properties style:font-independent-line-spacing="true" style:writing-mode="lr-tb"/>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drawing-page" style:name="a4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98">
      <style:graphic-properties fo:wrap-option="wrap" fo:padding-top="0.05in" fo:padding-bottom="0.05in" fo:padding-left="0.1in" fo:padding-right="0.1in" draw:textarea-vertical-align="middle" draw:textarea-horizontal-align="center" draw:fill="solid" draw:fill-color="#909561" draw:opacity="100%" draw:stroke="none" draw:auto-grow-width="false" draw:auto-grow-height="false" draw:decorative="true" style:protect="position siz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decorative="true" style:protect="position size"/>
    </style:style>
    <style:style style:family="graphic" style:name="a4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426" style:parent-style-name="Graphics">
      <style:graphic-properties draw:fill="none" draw:stroke="none"/>
    </style:style>
    <style:style style:family="graphic" style:name="a402" style:parent-style-name="Graphics">
      <style:graphic-properties draw:fill="none" draw:stroke="non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07">
      <style:text-properties fo:font-variant="normal" fo:text-transform="none" fo:color="#13501b" style:text-line-through-type="none" style:text-line-through-style="none" style:text-line-through-width="auto" style:text-line-through-color="font-color" style:text-position="0% 100%" fo:font-family="Aptos Display"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13501b" style:text-line-through-type="none" style:text-line-through-style="none" style:text-line-through-width="auto" style:text-line-through-color="font-color" style:text-position="0% 100%" fo:font-family="Aptos Display"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gradient" draw:fill-gradient-name="a429" draw:stroke="none" draw:auto-grow-width="false" draw:auto-grow-height="false" draw:decorative="true"/>
      <style:paragraph-properties style:font-independent-line-spacing="true" style:writing-mode="lr-tb"/>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93" draw:master-page-name="Master1-Layout1-title-Title-Slide" presentation:presentation-page-layout-name="Master1-PPL1" draw:id="Slide-256">
        <draw:frame draw:id="id63" draw:style-name="a394" draw:name="Picture 6" svg:x="0in" svg:y="0in" svg:width="13.67391in" svg:height="7.5in" style:rel-width="scale" style:rel-height="scale">
          <draw:image xlink:href="media/image1.png" xlink:type="simple" xlink:show="embed" xlink:actuate="onLoad"/>
          <svg:title/>
          <svg:desc>A blue and white circular diagram

Description automatically generated with medium confidence</svg:desc>
        </draw:frame>
      </draw:page>
      <draw:page draw:name="Slide2" draw:style-name="a395" draw:master-page-name="Master1-Layout2-obj-Title-and-Content" presentation:presentation-page-layout-name="Master1-PPL2" draw:id="Slide-257">
        <draw:custom-shape svg:x="0in" svg:y="0in" svg:width="13.33333in" svg:height="7.5in" draw:id="id64" draw:style-name="a398" draw:name="Rectangle 9">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custom-shape svg:x="0.52167in" svg:y="0.525in" svg:width="12.29in" svg:height="6.45in" draw:id="id65" draw:style-name="a401" draw:name="Rectangle 23">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frame draw:id="id66" draw:style-name="a402" draw:name="Picture 4" svg:x="2.7486in" svg:y="0.7037in" svg:width="7.83613in" svg:height="6.09259in" style:rel-width="scale" style:rel-height="scale">
          <draw:image xlink:href="media/image2.png" xlink:type="simple" xlink:show="embed" xlink:actuate="onLoad"/>
          <svg:title/>
          <svg:desc>A diagram of a model

Description automatically generated</svg:desc>
        </draw:frame>
      </draw:page>
      <draw:page draw:name="Slide3" draw:style-name="a403" draw:master-page-name="Master1-Layout6-titleOnly-Title-Only" presentation:presentation-page-layout-name="Master1-PPL6" draw:id="Slide-258">
        <draw:custom-shape svg:x="-0in" svg:y="0in" svg:width="13.33in" svg:height="7.5in" draw:id="id67" draw:style-name="a406" draw:name="Rectangle 12">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frame draw:id="id68" presentation:style-name="a410" draw:name="Title 7" svg:x="1.31035in" svg:y="0.61339in" svg:width="10.71264in" svg:height="1.2187in" presentation:class="title" presentation:placeholder="false">
          <draw:text-box>
            <text:p text:style-name="a409" text:class-names="" text:cond-style-name=""><text:span text:style-name="a407" text:class-names="">Traditional vs Virtual vs Containers</text:span><text:span text:style-name="a408" text:class-names=""/></text:p>
          </draw:text-box>
          <svg:title/>
          <svg:desc/>
        </draw:frame>
        <draw:frame draw:id="id69" draw:style-name="a411" draw:name="Picture 6" svg:x="6.8587in" svg:y="3.58678in" svg:width="6.37386in" svg:height="3.42595in" style:rel-width="scale" style:rel-height="scale">
          <draw:image xlink:href="media/image3.jpeg" xlink:type="simple" xlink:show="embed" xlink:actuate="onLoad"/>
          <svg:title/>
          <svg:desc>A screenshot of a computer

Description automatically generated</svg:desc>
        </draw:frame>
        <draw:frame draw:id="id70" draw:style-name="a412" draw:name="Picture 4" svg:x="0.10077in" svg:y="3.75in" svg:width="6.37386in" svg:height="2.50174in" style:rel-width="scale" style:rel-height="scale">
          <draw:image xlink:href="media/image4.jpeg" xlink:type="simple" xlink:show="embed" xlink:actuate="onLoad"/>
          <svg:title/>
          <svg:desc>A diagram of a diagram of a virtual application

Description automatically generated with medium confidence</svg:desc>
        </draw:frame>
      </draw:page>
      <draw:page draw:name="Slide4" draw:style-name="a414" draw:master-page-name="Master1-Layout3-secHead-Section-Header" presentation:presentation-page-layout-name="Master1-PPL3" draw:id="Slide-259">
        <draw:frame draw:id="id71" presentation:style-name="a415" draw:name="Title 1" svg:x="0.90972in" svg:y="1.86979in" svg:width="11.5in" svg:height="3.11979in" presentation:class="title" presentation:placeholder="true">
          <draw:text-box/>
          <svg:title/>
          <svg:desc/>
        </draw:frame>
        <draw:frame draw:id="id72" presentation:style-name="a416" draw:name="Text Placeholder 2" svg:x="0.90972in" svg:y="5.0191in" svg:width="11.5in" svg:height="1.64062in" presentation:class="outline" presentation:placeholder="true">
          <draw:text-box/>
          <svg:title/>
          <svg:desc/>
        </draw:frame>
        <draw:frame draw:id="id73" draw:style-name="a417" draw:name="Picture 4" svg:x="0in" svg:y="0.1428in" svg:width="13.33333in" svg:height="7.2144in" style:rel-width="scale" style:rel-height="scale">
          <draw:image xlink:href="media/image5.jpg" xlink:type="simple" xlink:show="embed" xlink:actuate="onLoad"/>
          <svg:title/>
          <svg:desc>A diagram of a containerization

Description automatically generated</svg:desc>
        </draw:frame>
      </draw:page>
      <draw:page draw:name="Slide5" draw:style-name="a418" draw:master-page-name="Master1-Layout6-titleOnly-Title-Only" presentation:presentation-page-layout-name="Master1-PPL6" draw:id="Slide-260">
        <draw:custom-shape svg:x="0in" svg:y="0in" svg:width="13.33333in" svg:height="7.5in" draw:id="id74" draw:style-name="a421" draw:name="Rectangle 10">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5" draw:style-name="a424" draw:name="Rectangle 12">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g draw:name="Group 14" draw:id="id76" draw:style-name="a425">
          <svg:title/>
          <svg:desc/>
          <draw:custom-shape svg:x="0in" svg:y="0.27465in" svg:width="5.67279in" svg:height="6.82378in" draw:id="id78" draw:style-name="a430" draw:name="Freeform: Shape 15">
            <svg:title/>
            <svg:desc/>
            <text:p text:style-name="a428" text:class-names="" text:cond-style-name=""><text:span text:style-name="a427" text:class-names=""/></text:p>
            <draw:enhanced-geometry xmlns:dr3d="urn:oasis:names:tc:opendocument:xmlns:dr3d:1.0" draw:type="non-primitive" svg:viewBox="0 0 5187198 6239661" draw:enhanced-path="M 2011811 4 C 2217306 120 2420903 25925 2617011 70590 L 2690321 88146 2726863 97127 2762951 107375 2834843 128493 C 2858788 135605 2882632 142226 2906574 151076 2954475 167852 3002363 183813 3049504 202124 L 3189518 260159 3326048 325143 C 3370687 348464 3414908 372485 3459166 395936 3502947 420302 3545491 447118 3588578 472343 3610346 484551 3630797 499072 3651864 512600 L 3714514 553499 C 3880005 664844 4036083 788388 4181221 922912 4326221 1057515 4461955 1202038 4582963 1358264 4614206 1396543 4642091 1437400 4670721 1477644 4700172 1517414 4725864 1559538 4752378 1601187 L 4772168 1632456 4782117 1648104 4791381 1664150 4828190 1728379 C 4840266 1749930 4853470 1770740 4864832 1792796 L 4899201 1858342 C 4910484 1880260 4922532 1901920 4933266 1924155 L 4964403 1991384 C 4974618 2013829 4985323 2036171 4995019 2058823 L 5021999 2127723 5048321 2196908 5070546 2267547 C 5078054 2291004 5085044 2314670 5092171 2338256 5098670 2362023 5104296 2386019 5110305 2409886 5158097 2600976 5182068 2797044 5186393 2992022 5191013 3187195 5175397 3380886 5149045 3571816 5141154 3619431 5133539 3666889 5126572 3714520 5117276 3761759 5107793 3808831 5099067 3856108 L 5095699 3873868 5091573 3891426 5083324 3926541 5067256 3996889 C 5064451 4008657 5062244 4020353 5059194 4032171 L 5049522 4067833 5040067 4103553 C 5036554 4115363 5032689 4127194 5028960 4138946 4999693 4233462 4962869 4326764 4917351 4417041 4871860 4507209 4817597 4594215 4756163 4676402 4632803 4840875 4480597 4982783 4322493 5105604 4163928 5228420 3999564 5332640 3840510 5429590 3760954 5478172 3682353 5524924 3606447 5572862 L 3488814 5647178 C 3448270 5672597 3407323 5697792 3365864 5722735 3200163 5822424 3026125 5917328 2839486 5999120 2653201 6080891 2453560 6149344 2242423 6192346 2031719 6235463 1808952 6251353 1589380 6230657 L 1548244 6226706 C 1534528 6225117 1520898 6223203 1507348 6221428 L 1466401 6215904 C 1452772 6213991 1439316 6211428 1425773 6209191 1398775 6204391 1371610 6199779 1344960 6193681 1318251 6187799 1291260 6182538 1265007 6175388 L 1225415 6165243 C 1212163 6161924 1198939 6158496 1186567 6154486 L 1111158 6130918 1035915 6107163 C 1010846 6099055 986357 6088784 961579 6079594 763709 6005594 572401 5909703 395297 5792812 L 265239 5701511 C 254227 5694155 244103 5685646 233756 5677542 L 202800 5652902 140918 5603515 C 130598 5595302 120280 5587089 110625 5578127 105647 5573779 100444 5569834 95631 5565299 90955 5560684 86505 5555666 81966 5550973 L 27991 5493272 C 19109 5483589 9758 5474359 1454 5464252 L 0 5462518 0 4720187 109684 4836724 C 173316 4897375 239447 4954160 306959 5007200 L 358101 5046057 383328 5065684 C 391637 5072316 400805 5077902 409503 5083942 L 461889 5119888 C 466184 5122893 470616 5125820 474883 5128933 478982 5132235 482476 5136069 486410 5139557 494140 5146613 502565 5152812 510852 5159089 L 560653 5196893 585485 5215834 C 593773 5222111 601864 5228685 610707 5234185 L 714768 5303103 C 856162 5390603 1008099 5459947 1166634 5513322 1186540 5519932 1205774 5527751 1225991 5533632 L 1286680 5550705 1347310 5567995 C 1357469 5571180 1367261 5573572 1377002 5575719 L 1406328 5582649 C 1425825 5587757 1445490 5590939 1465060 5594909 1484652 5599231 1504324 5601952 1523881 5605105 1533660 5606682 1543460 5608613 1553325 5609865 L 1582813 5613593 1612301 5617321 1641863 5619910 C 1799348 5633940 1957913 5625770 2117508 5595156 2277124 5564895 2437004 5512449 2597368 5447381 2757791 5382096 2918855 5304464 3082968 5223245 L 3334855 5097383 C 3423528 5054142 3511773 5013798 3599509 4976217 3774960 4900701 3948276 4837481 4112002 4766359 4193972 4730827 4273429 4692997 4348983 4649833 4424508 4606778 4496050 4558250 4560505 4501564 4625198 4445289 4682991 4381021 4731963 4309870 4781043 4238747 4821275 4160848 4852344 4078640 L 4863972 4047790 4874144 4016320 4884127 3984682 C 4887242 3973925 4889981 3962835 4892800 3951883 L 4909526 3886001 4917687 3852948 4921768 3836422 4924845 3819742 C 4933092 3775120 4941231 3730469 4948230 3685744 4953579 3640694 4958249 3595577 4962782 3550540 4976580 3369692 4965812 3187942 4939468 3010249 4912965 2832281 4870237 2658196 4816901 2488224 4810197 2466954 4803984 2445582 4797005 2424470 4789399 2403537 4781686 2382574 4774433 2361620 L 4752459 2298700 4728083 2236526 C 4719957 2215802 4712352 2194869 4704471 2174095 L 4678399 2112626 4652601 2050999 C 4643711 2030533 4633616 2010672 4624205 1990415 L 4595398 1930069 C 4585714 1909969 4574413 1890713 4563827 1870952 L 4531433 1812311 4523315 1797616 4514482 1783425 4496845 1754936 4461463 1697929 4452660 1683629 4443141 1669834 4424241 1642166 C 4399005 1605265 4374512 1567751 4346886 1532412 4240477 1388328 4120362 1253437 3985497 1134649 3850799 1015675 3702920 911715 3545665 825877 L 3486190 794756 C 3466181 784640 3446893 773560 3426182 764765 L 3365044 737255 3334529 723514 C 3324394 718943 3314287 714265 3303733 710395 3262013 694346 3220711 677599 3179033 662259 L 3052408 620447 2924325 584505 C 2903106 578471 2881119 574434 2859667 569266 L 2795226 554085 C 2774078 548652 2751709 544744 2729702 540354 L 2663758 527322 2630927 520495 2597965 515024 C 2575970 511449 2554112 507795 2532205 503895 2357016 475037 2182954 456682 2010064 452552 1837255 448558 1665388 457916 1494552 485055 1452133 492816 1409569 501117 1366896 509389 1324862 520035 1282333 529505 1240175 541045 L 1177438 560170 1145987 569826 1130315 574669 1114873 580384 1052839 602943 C 1032151 610499 1011255 617535 991135 626866 L 930179 653191 C 909850 662002 889443 670676 869768 680937 L 810085 710734 C 790331 720859 770124 730514 751220 741794 673929 784955 598827 830326 532669 881688 464226 931625 406969 988270 354185 1050286 L 315980 1098125 280345 1149782 C 268144 1166335 257438 1185955 245890 1203959 234552 1222481 223171 1240298 212162 1260184 168299 1337574 125055 1419360 80716 1502476 L 0 1648841 0 954863 43491 895513 C 59888 874984 77014 854766 93923 834489 163245 754880 240806 679565 323465 617671 405002 553042 490132 499230 574777 446794 595733 433050 617442 421248 638943 408925 L 703505 371742 C 724798 358900 747120 347842 769262 336154 L 835552 301173 C 857427 289183 880470 278896 902979 268004 L 971127 235607 988238 227556 1005744 220191 1040729 205569 1110835 176248 C 1157999 157703 1206322 141323 1254256 123796 1302938 108671 1352074 94017 1401310 79852 1599497 26774 1806373 -329 2011811 4 Z N" draw:text-areas="?f798 ?f800 ?f799 ?f801" draw:glue-points="?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3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553 ?f764 ?f553 ?f765 ?f766 ?f767 ?f768 ?f769 ?f770 ?f771 ?f772 ?f773 ?f774 ?f775 ?f776 ?f777 ?f778 ?f779 ?f780 ?f781 ?f782 ?f783 ?f784 ?f785 ?f786 ?f787 ?f788 ?f789 ?f790 ?f791 ?f792 ?f793 ?f794 ?f795 ?f796 ?f797 ?f403 ?f40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7198"/>
              <draw:equation draw:name="f7" draw:formula="?f4 / 6239661"/>
              <draw:equation draw:name="f8" draw:formula="2011811 * ?f5 / 5187198"/>
              <draw:equation draw:name="f9" draw:formula="4 * ?f4 / 6239661"/>
              <draw:equation draw:name="f10" draw:formula="2617011 * ?f5 / 5187198"/>
              <draw:equation draw:name="f11" draw:formula="70590 * ?f4 / 6239661"/>
              <draw:equation draw:name="f12" draw:formula="2690321 * ?f5 / 5187198"/>
              <draw:equation draw:name="f13" draw:formula="88146 * ?f4 / 6239661"/>
              <draw:equation draw:name="f14" draw:formula="2726863 * ?f5 / 5187198"/>
              <draw:equation draw:name="f15" draw:formula="97127 * ?f4 / 6239661"/>
              <draw:equation draw:name="f16" draw:formula="2762951 * ?f5 / 5187198"/>
              <draw:equation draw:name="f17" draw:formula="107375 * ?f4 / 6239661"/>
              <draw:equation draw:name="f18" draw:formula="2834843 * ?f5 / 5187198"/>
              <draw:equation draw:name="f19" draw:formula="128493 * ?f4 / 6239661"/>
              <draw:equation draw:name="f20" draw:formula="2906574 * ?f5 / 5187198"/>
              <draw:equation draw:name="f21" draw:formula="151076 * ?f4 / 6239661"/>
              <draw:equation draw:name="f22" draw:formula="3049504 * ?f5 / 5187198"/>
              <draw:equation draw:name="f23" draw:formula="202124 * ?f4 / 6239661"/>
              <draw:equation draw:name="f24" draw:formula="3189518 * ?f5 / 5187198"/>
              <draw:equation draw:name="f25" draw:formula="260159 * ?f4 / 6239661"/>
              <draw:equation draw:name="f26" draw:formula="3326048 * ?f5 / 5187198"/>
              <draw:equation draw:name="f27" draw:formula="325143 * ?f4 / 6239661"/>
              <draw:equation draw:name="f28" draw:formula="3459166 * ?f5 / 5187198"/>
              <draw:equation draw:name="f29" draw:formula="395936 * ?f4 / 6239661"/>
              <draw:equation draw:name="f30" draw:formula="3588578 * ?f5 / 5187198"/>
              <draw:equation draw:name="f31" draw:formula="472343 * ?f4 / 6239661"/>
              <draw:equation draw:name="f32" draw:formula="3651864 * ?f5 / 5187198"/>
              <draw:equation draw:name="f33" draw:formula="512600 * ?f4 / 6239661"/>
              <draw:equation draw:name="f34" draw:formula="3714514 * ?f5 / 5187198"/>
              <draw:equation draw:name="f35" draw:formula="553499 * ?f4 / 6239661"/>
              <draw:equation draw:name="f36" draw:formula="4181221 * ?f5 / 5187198"/>
              <draw:equation draw:name="f37" draw:formula="922912 * ?f4 / 6239661"/>
              <draw:equation draw:name="f38" draw:formula="4582963 * ?f5 / 5187198"/>
              <draw:equation draw:name="f39" draw:formula="1358264 * ?f4 / 6239661"/>
              <draw:equation draw:name="f40" draw:formula="4670721 * ?f5 / 5187198"/>
              <draw:equation draw:name="f41" draw:formula="1477644 * ?f4 / 6239661"/>
              <draw:equation draw:name="f42" draw:formula="4752378 * ?f5 / 5187198"/>
              <draw:equation draw:name="f43" draw:formula="1601187 * ?f4 / 6239661"/>
              <draw:equation draw:name="f44" draw:formula="4772168 * ?f5 / 5187198"/>
              <draw:equation draw:name="f45" draw:formula="1632456 * ?f4 / 6239661"/>
              <draw:equation draw:name="f46" draw:formula="4782117 * ?f5 / 5187198"/>
              <draw:equation draw:name="f47" draw:formula="1648104 * ?f4 / 6239661"/>
              <draw:equation draw:name="f48" draw:formula="4791381 * ?f5 / 5187198"/>
              <draw:equation draw:name="f49" draw:formula="1664150 * ?f4 / 6239661"/>
              <draw:equation draw:name="f50" draw:formula="4828190 * ?f5 / 5187198"/>
              <draw:equation draw:name="f51" draw:formula="1728379 * ?f4 / 6239661"/>
              <draw:equation draw:name="f52" draw:formula="4864832 * ?f5 / 5187198"/>
              <draw:equation draw:name="f53" draw:formula="1792796 * ?f4 / 6239661"/>
              <draw:equation draw:name="f54" draw:formula="4899201 * ?f5 / 5187198"/>
              <draw:equation draw:name="f55" draw:formula="1858342 * ?f4 / 6239661"/>
              <draw:equation draw:name="f56" draw:formula="4933266 * ?f5 / 5187198"/>
              <draw:equation draw:name="f57" draw:formula="1924155 * ?f4 / 6239661"/>
              <draw:equation draw:name="f58" draw:formula="4964403 * ?f5 / 5187198"/>
              <draw:equation draw:name="f59" draw:formula="1991384 * ?f4 / 6239661"/>
              <draw:equation draw:name="f60" draw:formula="4995019 * ?f5 / 5187198"/>
              <draw:equation draw:name="f61" draw:formula="2058823 * ?f4 / 6239661"/>
              <draw:equation draw:name="f62" draw:formula="5021999 * ?f5 / 5187198"/>
              <draw:equation draw:name="f63" draw:formula="2127723 * ?f4 / 6239661"/>
              <draw:equation draw:name="f64" draw:formula="5048321 * ?f5 / 5187198"/>
              <draw:equation draw:name="f65" draw:formula="2196908 * ?f4 / 6239661"/>
              <draw:equation draw:name="f66" draw:formula="5070546 * ?f5 / 5187198"/>
              <draw:equation draw:name="f67" draw:formula="2267547 * ?f4 / 6239661"/>
              <draw:equation draw:name="f68" draw:formula="5092171 * ?f5 / 5187198"/>
              <draw:equation draw:name="f69" draw:formula="2338256 * ?f4 / 6239661"/>
              <draw:equation draw:name="f70" draw:formula="5110305 * ?f5 / 5187198"/>
              <draw:equation draw:name="f71" draw:formula="2409886 * ?f4 / 6239661"/>
              <draw:equation draw:name="f72" draw:formula="5186393 * ?f5 / 5187198"/>
              <draw:equation draw:name="f73" draw:formula="2992022 * ?f4 / 6239661"/>
              <draw:equation draw:name="f74" draw:formula="5149045 * ?f5 / 5187198"/>
              <draw:equation draw:name="f75" draw:formula="3571816 * ?f4 / 6239661"/>
              <draw:equation draw:name="f76" draw:formula="5126572 * ?f5 / 5187198"/>
              <draw:equation draw:name="f77" draw:formula="3714520 * ?f4 / 6239661"/>
              <draw:equation draw:name="f78" draw:formula="5099067 * ?f5 / 5187198"/>
              <draw:equation draw:name="f79" draw:formula="3856108 * ?f4 / 6239661"/>
              <draw:equation draw:name="f80" draw:formula="5095699 * ?f5 / 5187198"/>
              <draw:equation draw:name="f81" draw:formula="3873868 * ?f4 / 6239661"/>
              <draw:equation draw:name="f82" draw:formula="5091573 * ?f5 / 5187198"/>
              <draw:equation draw:name="f83" draw:formula="3891426 * ?f4 / 6239661"/>
              <draw:equation draw:name="f84" draw:formula="5083324 * ?f5 / 5187198"/>
              <draw:equation draw:name="f85" draw:formula="3926541 * ?f4 / 6239661"/>
              <draw:equation draw:name="f86" draw:formula="5067256 * ?f5 / 5187198"/>
              <draw:equation draw:name="f87" draw:formula="3996889 * ?f4 / 6239661"/>
              <draw:equation draw:name="f88" draw:formula="5059194 * ?f5 / 5187198"/>
              <draw:equation draw:name="f89" draw:formula="4032171 * ?f4 / 6239661"/>
              <draw:equation draw:name="f90" draw:formula="5049522 * ?f5 / 5187198"/>
              <draw:equation draw:name="f91" draw:formula="4067833 * ?f4 / 6239661"/>
              <draw:equation draw:name="f92" draw:formula="5040067 * ?f5 / 5187198"/>
              <draw:equation draw:name="f93" draw:formula="4103553 * ?f4 / 6239661"/>
              <draw:equation draw:name="f94" draw:formula="5028960 * ?f5 / 5187198"/>
              <draw:equation draw:name="f95" draw:formula="4138946 * ?f4 / 6239661"/>
              <draw:equation draw:name="f96" draw:formula="4917351 * ?f5 / 5187198"/>
              <draw:equation draw:name="f97" draw:formula="4417041 * ?f4 / 6239661"/>
              <draw:equation draw:name="f98" draw:formula="4756163 * ?f5 / 5187198"/>
              <draw:equation draw:name="f99" draw:formula="4676402 * ?f4 / 6239661"/>
              <draw:equation draw:name="f100" draw:formula="4322493 * ?f5 / 5187198"/>
              <draw:equation draw:name="f101" draw:formula="5105604 * ?f4 / 6239661"/>
              <draw:equation draw:name="f102" draw:formula="3840510 * ?f5 / 5187198"/>
              <draw:equation draw:name="f103" draw:formula="5429590 * ?f4 / 6239661"/>
              <draw:equation draw:name="f104" draw:formula="3606447 * ?f5 / 5187198"/>
              <draw:equation draw:name="f105" draw:formula="5572862 * ?f4 / 6239661"/>
              <draw:equation draw:name="f106" draw:formula="3488814 * ?f5 / 5187198"/>
              <draw:equation draw:name="f107" draw:formula="5647178 * ?f4 / 6239661"/>
              <draw:equation draw:name="f108" draw:formula="3365864 * ?f5 / 5187198"/>
              <draw:equation draw:name="f109" draw:formula="5722735 * ?f4 / 6239661"/>
              <draw:equation draw:name="f110" draw:formula="2839486 * ?f5 / 5187198"/>
              <draw:equation draw:name="f111" draw:formula="5999120 * ?f4 / 6239661"/>
              <draw:equation draw:name="f112" draw:formula="2242423 * ?f5 / 5187198"/>
              <draw:equation draw:name="f113" draw:formula="6192346 * ?f4 / 6239661"/>
              <draw:equation draw:name="f114" draw:formula="1589380 * ?f5 / 5187198"/>
              <draw:equation draw:name="f115" draw:formula="6230657 * ?f4 / 6239661"/>
              <draw:equation draw:name="f116" draw:formula="1548244 * ?f5 / 5187198"/>
              <draw:equation draw:name="f117" draw:formula="6226706 * ?f4 / 6239661"/>
              <draw:equation draw:name="f118" draw:formula="1507348 * ?f5 / 5187198"/>
              <draw:equation draw:name="f119" draw:formula="6221428 * ?f4 / 6239661"/>
              <draw:equation draw:name="f120" draw:formula="1466401 * ?f5 / 5187198"/>
              <draw:equation draw:name="f121" draw:formula="6215904 * ?f4 / 6239661"/>
              <draw:equation draw:name="f122" draw:formula="1425773 * ?f5 / 5187198"/>
              <draw:equation draw:name="f123" draw:formula="6209191 * ?f4 / 6239661"/>
              <draw:equation draw:name="f124" draw:formula="1344960 * ?f5 / 5187198"/>
              <draw:equation draw:name="f125" draw:formula="6193681 * ?f4 / 6239661"/>
              <draw:equation draw:name="f126" draw:formula="1265007 * ?f5 / 5187198"/>
              <draw:equation draw:name="f127" draw:formula="6175388 * ?f4 / 6239661"/>
              <draw:equation draw:name="f128" draw:formula="1225415 * ?f5 / 5187198"/>
              <draw:equation draw:name="f129" draw:formula="6165243 * ?f4 / 6239661"/>
              <draw:equation draw:name="f130" draw:formula="1186567 * ?f5 / 5187198"/>
              <draw:equation draw:name="f131" draw:formula="6154486 * ?f4 / 6239661"/>
              <draw:equation draw:name="f132" draw:formula="1111158 * ?f5 / 5187198"/>
              <draw:equation draw:name="f133" draw:formula="6130918 * ?f4 / 6239661"/>
              <draw:equation draw:name="f134" draw:formula="1035915 * ?f5 / 5187198"/>
              <draw:equation draw:name="f135" draw:formula="6107163 * ?f4 / 6239661"/>
              <draw:equation draw:name="f136" draw:formula="961579 * ?f5 / 5187198"/>
              <draw:equation draw:name="f137" draw:formula="6079594 * ?f4 / 6239661"/>
              <draw:equation draw:name="f138" draw:formula="395297 * ?f5 / 5187198"/>
              <draw:equation draw:name="f139" draw:formula="5792812 * ?f4 / 6239661"/>
              <draw:equation draw:name="f140" draw:formula="265239 * ?f5 / 5187198"/>
              <draw:equation draw:name="f141" draw:formula="5701511 * ?f4 / 6239661"/>
              <draw:equation draw:name="f142" draw:formula="233756 * ?f5 / 5187198"/>
              <draw:equation draw:name="f143" draw:formula="5677542 * ?f4 / 6239661"/>
              <draw:equation draw:name="f144" draw:formula="202800 * ?f5 / 5187198"/>
              <draw:equation draw:name="f145" draw:formula="5652902 * ?f4 / 6239661"/>
              <draw:equation draw:name="f146" draw:formula="140918 * ?f5 / 5187198"/>
              <draw:equation draw:name="f147" draw:formula="5603515 * ?f4 / 6239661"/>
              <draw:equation draw:name="f148" draw:formula="110625 * ?f5 / 5187198"/>
              <draw:equation draw:name="f149" draw:formula="5578127 * ?f4 / 6239661"/>
              <draw:equation draw:name="f150" draw:formula="95631 * ?f5 / 5187198"/>
              <draw:equation draw:name="f151" draw:formula="5565299 * ?f4 / 6239661"/>
              <draw:equation draw:name="f152" draw:formula="81966 * ?f5 / 5187198"/>
              <draw:equation draw:name="f153" draw:formula="5550973 * ?f4 / 6239661"/>
              <draw:equation draw:name="f154" draw:formula="27991 * ?f5 / 5187198"/>
              <draw:equation draw:name="f155" draw:formula="5493272 * ?f4 / 6239661"/>
              <draw:equation draw:name="f156" draw:formula="1454 * ?f5 / 5187198"/>
              <draw:equation draw:name="f157" draw:formula="5464252 * ?f4 / 6239661"/>
              <draw:equation draw:name="f158" draw:formula="0 * ?f5 / 5187198"/>
              <draw:equation draw:name="f159" draw:formula="5462518 * ?f4 / 6239661"/>
              <draw:equation draw:name="f160" draw:formula="4720187 * ?f4 / 6239661"/>
              <draw:equation draw:name="f161" draw:formula="109684 * ?f5 / 5187198"/>
              <draw:equation draw:name="f162" draw:formula="4836724 * ?f4 / 6239661"/>
              <draw:equation draw:name="f163" draw:formula="306959 * ?f5 / 5187198"/>
              <draw:equation draw:name="f164" draw:formula="5007200 * ?f4 / 6239661"/>
              <draw:equation draw:name="f165" draw:formula="358101 * ?f5 / 5187198"/>
              <draw:equation draw:name="f166" draw:formula="5046057 * ?f4 / 6239661"/>
              <draw:equation draw:name="f167" draw:formula="383328 * ?f5 / 5187198"/>
              <draw:equation draw:name="f168" draw:formula="5065684 * ?f4 / 6239661"/>
              <draw:equation draw:name="f169" draw:formula="409503 * ?f5 / 5187198"/>
              <draw:equation draw:name="f170" draw:formula="5083942 * ?f4 / 6239661"/>
              <draw:equation draw:name="f171" draw:formula="461889 * ?f5 / 5187198"/>
              <draw:equation draw:name="f172" draw:formula="5119888 * ?f4 / 6239661"/>
              <draw:equation draw:name="f173" draw:formula="474883 * ?f5 / 5187198"/>
              <draw:equation draw:name="f174" draw:formula="5128933 * ?f4 / 6239661"/>
              <draw:equation draw:name="f175" draw:formula="486410 * ?f5 / 5187198"/>
              <draw:equation draw:name="f176" draw:formula="5139557 * ?f4 / 6239661"/>
              <draw:equation draw:name="f177" draw:formula="510852 * ?f5 / 5187198"/>
              <draw:equation draw:name="f178" draw:formula="5159089 * ?f4 / 6239661"/>
              <draw:equation draw:name="f179" draw:formula="560653 * ?f5 / 5187198"/>
              <draw:equation draw:name="f180" draw:formula="5196893 * ?f4 / 6239661"/>
              <draw:equation draw:name="f181" draw:formula="585485 * ?f5 / 5187198"/>
              <draw:equation draw:name="f182" draw:formula="5215834 * ?f4 / 6239661"/>
              <draw:equation draw:name="f183" draw:formula="610707 * ?f5 / 5187198"/>
              <draw:equation draw:name="f184" draw:formula="5234185 * ?f4 / 6239661"/>
              <draw:equation draw:name="f185" draw:formula="714768 * ?f5 / 5187198"/>
              <draw:equation draw:name="f186" draw:formula="5303103 * ?f4 / 6239661"/>
              <draw:equation draw:name="f187" draw:formula="1166634 * ?f5 / 5187198"/>
              <draw:equation draw:name="f188" draw:formula="5513322 * ?f4 / 6239661"/>
              <draw:equation draw:name="f189" draw:formula="1225991 * ?f5 / 5187198"/>
              <draw:equation draw:name="f190" draw:formula="5533632 * ?f4 / 6239661"/>
              <draw:equation draw:name="f191" draw:formula="1286680 * ?f5 / 5187198"/>
              <draw:equation draw:name="f192" draw:formula="5550705 * ?f4 / 6239661"/>
              <draw:equation draw:name="f193" draw:formula="1347310 * ?f5 / 5187198"/>
              <draw:equation draw:name="f194" draw:formula="5567995 * ?f4 / 6239661"/>
              <draw:equation draw:name="f195" draw:formula="1377002 * ?f5 / 5187198"/>
              <draw:equation draw:name="f196" draw:formula="5575719 * ?f4 / 6239661"/>
              <draw:equation draw:name="f197" draw:formula="1406328 * ?f5 / 5187198"/>
              <draw:equation draw:name="f198" draw:formula="5582649 * ?f4 / 6239661"/>
              <draw:equation draw:name="f199" draw:formula="1465060 * ?f5 / 5187198"/>
              <draw:equation draw:name="f200" draw:formula="5594909 * ?f4 / 6239661"/>
              <draw:equation draw:name="f201" draw:formula="1523881 * ?f5 / 5187198"/>
              <draw:equation draw:name="f202" draw:formula="5605105 * ?f4 / 6239661"/>
              <draw:equation draw:name="f203" draw:formula="1553325 * ?f5 / 5187198"/>
              <draw:equation draw:name="f204" draw:formula="5609865 * ?f4 / 6239661"/>
              <draw:equation draw:name="f205" draw:formula="1582813 * ?f5 / 5187198"/>
              <draw:equation draw:name="f206" draw:formula="5613593 * ?f4 / 6239661"/>
              <draw:equation draw:name="f207" draw:formula="1612301 * ?f5 / 5187198"/>
              <draw:equation draw:name="f208" draw:formula="5617321 * ?f4 / 6239661"/>
              <draw:equation draw:name="f209" draw:formula="1641863 * ?f5 / 5187198"/>
              <draw:equation draw:name="f210" draw:formula="5619910 * ?f4 / 6239661"/>
              <draw:equation draw:name="f211" draw:formula="2117508 * ?f5 / 5187198"/>
              <draw:equation draw:name="f212" draw:formula="5595156 * ?f4 / 6239661"/>
              <draw:equation draw:name="f213" draw:formula="2597368 * ?f5 / 5187198"/>
              <draw:equation draw:name="f214" draw:formula="5447381 * ?f4 / 6239661"/>
              <draw:equation draw:name="f215" draw:formula="3082968 * ?f5 / 5187198"/>
              <draw:equation draw:name="f216" draw:formula="5223245 * ?f4 / 6239661"/>
              <draw:equation draw:name="f217" draw:formula="3334855 * ?f5 / 5187198"/>
              <draw:equation draw:name="f218" draw:formula="5097383 * ?f4 / 6239661"/>
              <draw:equation draw:name="f219" draw:formula="3599509 * ?f5 / 5187198"/>
              <draw:equation draw:name="f220" draw:formula="4976217 * ?f4 / 6239661"/>
              <draw:equation draw:name="f221" draw:formula="4112002 * ?f5 / 5187198"/>
              <draw:equation draw:name="f222" draw:formula="4766359 * ?f4 / 6239661"/>
              <draw:equation draw:name="f223" draw:formula="4348983 * ?f5 / 5187198"/>
              <draw:equation draw:name="f224" draw:formula="4649833 * ?f4 / 6239661"/>
              <draw:equation draw:name="f225" draw:formula="4560505 * ?f5 / 5187198"/>
              <draw:equation draw:name="f226" draw:formula="4501564 * ?f4 / 6239661"/>
              <draw:equation draw:name="f227" draw:formula="4731963 * ?f5 / 5187198"/>
              <draw:equation draw:name="f228" draw:formula="4309870 * ?f4 / 6239661"/>
              <draw:equation draw:name="f229" draw:formula="4852344 * ?f5 / 5187198"/>
              <draw:equation draw:name="f230" draw:formula="4078640 * ?f4 / 6239661"/>
              <draw:equation draw:name="f231" draw:formula="4863972 * ?f5 / 5187198"/>
              <draw:equation draw:name="f232" draw:formula="4047790 * ?f4 / 6239661"/>
              <draw:equation draw:name="f233" draw:formula="4874144 * ?f5 / 5187198"/>
              <draw:equation draw:name="f234" draw:formula="4016320 * ?f4 / 6239661"/>
              <draw:equation draw:name="f235" draw:formula="4884127 * ?f5 / 5187198"/>
              <draw:equation draw:name="f236" draw:formula="3984682 * ?f4 / 6239661"/>
              <draw:equation draw:name="f237" draw:formula="4892800 * ?f5 / 5187198"/>
              <draw:equation draw:name="f238" draw:formula="3951883 * ?f4 / 6239661"/>
              <draw:equation draw:name="f239" draw:formula="4909526 * ?f5 / 5187198"/>
              <draw:equation draw:name="f240" draw:formula="3886001 * ?f4 / 6239661"/>
              <draw:equation draw:name="f241" draw:formula="4917687 * ?f5 / 5187198"/>
              <draw:equation draw:name="f242" draw:formula="3852948 * ?f4 / 6239661"/>
              <draw:equation draw:name="f243" draw:formula="4921768 * ?f5 / 5187198"/>
              <draw:equation draw:name="f244" draw:formula="3836422 * ?f4 / 6239661"/>
              <draw:equation draw:name="f245" draw:formula="4924845 * ?f5 / 5187198"/>
              <draw:equation draw:name="f246" draw:formula="3819742 * ?f4 / 6239661"/>
              <draw:equation draw:name="f247" draw:formula="4948230 * ?f5 / 5187198"/>
              <draw:equation draw:name="f248" draw:formula="3685744 * ?f4 / 6239661"/>
              <draw:equation draw:name="f249" draw:formula="4962782 * ?f5 / 5187198"/>
              <draw:equation draw:name="f250" draw:formula="3550540 * ?f4 / 6239661"/>
              <draw:equation draw:name="f251" draw:formula="4939468 * ?f5 / 5187198"/>
              <draw:equation draw:name="f252" draw:formula="3010249 * ?f4 / 6239661"/>
              <draw:equation draw:name="f253" draw:formula="4816901 * ?f5 / 5187198"/>
              <draw:equation draw:name="f254" draw:formula="2488224 * ?f4 / 6239661"/>
              <draw:equation draw:name="f255" draw:formula="4797005 * ?f5 / 5187198"/>
              <draw:equation draw:name="f256" draw:formula="2424470 * ?f4 / 6239661"/>
              <draw:equation draw:name="f257" draw:formula="4774433 * ?f5 / 5187198"/>
              <draw:equation draw:name="f258" draw:formula="2361620 * ?f4 / 6239661"/>
              <draw:equation draw:name="f259" draw:formula="4752459 * ?f5 / 5187198"/>
              <draw:equation draw:name="f260" draw:formula="2298700 * ?f4 / 6239661"/>
              <draw:equation draw:name="f261" draw:formula="4728083 * ?f5 / 5187198"/>
              <draw:equation draw:name="f262" draw:formula="2236526 * ?f4 / 6239661"/>
              <draw:equation draw:name="f263" draw:formula="4704471 * ?f5 / 5187198"/>
              <draw:equation draw:name="f264" draw:formula="2174095 * ?f4 / 6239661"/>
              <draw:equation draw:name="f265" draw:formula="4678399 * ?f5 / 5187198"/>
              <draw:equation draw:name="f266" draw:formula="2112626 * ?f4 / 6239661"/>
              <draw:equation draw:name="f267" draw:formula="4652601 * ?f5 / 5187198"/>
              <draw:equation draw:name="f268" draw:formula="2050999 * ?f4 / 6239661"/>
              <draw:equation draw:name="f269" draw:formula="4624205 * ?f5 / 5187198"/>
              <draw:equation draw:name="f270" draw:formula="1990415 * ?f4 / 6239661"/>
              <draw:equation draw:name="f271" draw:formula="4595398 * ?f5 / 5187198"/>
              <draw:equation draw:name="f272" draw:formula="1930069 * ?f4 / 6239661"/>
              <draw:equation draw:name="f273" draw:formula="4563827 * ?f5 / 5187198"/>
              <draw:equation draw:name="f274" draw:formula="1870952 * ?f4 / 6239661"/>
              <draw:equation draw:name="f275" draw:formula="4531433 * ?f5 / 5187198"/>
              <draw:equation draw:name="f276" draw:formula="1812311 * ?f4 / 6239661"/>
              <draw:equation draw:name="f277" draw:formula="4523315 * ?f5 / 5187198"/>
              <draw:equation draw:name="f278" draw:formula="1797616 * ?f4 / 6239661"/>
              <draw:equation draw:name="f279" draw:formula="4514482 * ?f5 / 5187198"/>
              <draw:equation draw:name="f280" draw:formula="1783425 * ?f4 / 6239661"/>
              <draw:equation draw:name="f281" draw:formula="4496845 * ?f5 / 5187198"/>
              <draw:equation draw:name="f282" draw:formula="1754936 * ?f4 / 6239661"/>
              <draw:equation draw:name="f283" draw:formula="4461463 * ?f5 / 5187198"/>
              <draw:equation draw:name="f284" draw:formula="1697929 * ?f4 / 6239661"/>
              <draw:equation draw:name="f285" draw:formula="4452660 * ?f5 / 5187198"/>
              <draw:equation draw:name="f286" draw:formula="1683629 * ?f4 / 6239661"/>
              <draw:equation draw:name="f287" draw:formula="4443141 * ?f5 / 5187198"/>
              <draw:equation draw:name="f288" draw:formula="1669834 * ?f4 / 6239661"/>
              <draw:equation draw:name="f289" draw:formula="4424241 * ?f5 / 5187198"/>
              <draw:equation draw:name="f290" draw:formula="1642166 * ?f4 / 6239661"/>
              <draw:equation draw:name="f291" draw:formula="4346886 * ?f5 / 5187198"/>
              <draw:equation draw:name="f292" draw:formula="1532412 * ?f4 / 6239661"/>
              <draw:equation draw:name="f293" draw:formula="3985497 * ?f5 / 5187198"/>
              <draw:equation draw:name="f294" draw:formula="1134649 * ?f4 / 6239661"/>
              <draw:equation draw:name="f295" draw:formula="3545665 * ?f5 / 5187198"/>
              <draw:equation draw:name="f296" draw:formula="825877 * ?f4 / 6239661"/>
              <draw:equation draw:name="f297" draw:formula="3486190 * ?f5 / 5187198"/>
              <draw:equation draw:name="f298" draw:formula="794756 * ?f4 / 6239661"/>
              <draw:equation draw:name="f299" draw:formula="3426182 * ?f5 / 5187198"/>
              <draw:equation draw:name="f300" draw:formula="764765 * ?f4 / 6239661"/>
              <draw:equation draw:name="f301" draw:formula="3365044 * ?f5 / 5187198"/>
              <draw:equation draw:name="f302" draw:formula="737255 * ?f4 / 6239661"/>
              <draw:equation draw:name="f303" draw:formula="3334529 * ?f5 / 5187198"/>
              <draw:equation draw:name="f304" draw:formula="723514 * ?f4 / 6239661"/>
              <draw:equation draw:name="f305" draw:formula="3303733 * ?f5 / 5187198"/>
              <draw:equation draw:name="f306" draw:formula="710395 * ?f4 / 6239661"/>
              <draw:equation draw:name="f307" draw:formula="3179033 * ?f5 / 5187198"/>
              <draw:equation draw:name="f308" draw:formula="662259 * ?f4 / 6239661"/>
              <draw:equation draw:name="f309" draw:formula="3052408 * ?f5 / 5187198"/>
              <draw:equation draw:name="f310" draw:formula="620447 * ?f4 / 6239661"/>
              <draw:equation draw:name="f311" draw:formula="2924325 * ?f5 / 5187198"/>
              <draw:equation draw:name="f312" draw:formula="584505 * ?f4 / 6239661"/>
              <draw:equation draw:name="f313" draw:formula="2859667 * ?f5 / 5187198"/>
              <draw:equation draw:name="f314" draw:formula="569266 * ?f4 / 6239661"/>
              <draw:equation draw:name="f315" draw:formula="2795226 * ?f5 / 5187198"/>
              <draw:equation draw:name="f316" draw:formula="554085 * ?f4 / 6239661"/>
              <draw:equation draw:name="f317" draw:formula="2729702 * ?f5 / 5187198"/>
              <draw:equation draw:name="f318" draw:formula="540354 * ?f4 / 6239661"/>
              <draw:equation draw:name="f319" draw:formula="2663758 * ?f5 / 5187198"/>
              <draw:equation draw:name="f320" draw:formula="527322 * ?f4 / 6239661"/>
              <draw:equation draw:name="f321" draw:formula="2630927 * ?f5 / 5187198"/>
              <draw:equation draw:name="f322" draw:formula="520495 * ?f4 / 6239661"/>
              <draw:equation draw:name="f323" draw:formula="2597965 * ?f5 / 5187198"/>
              <draw:equation draw:name="f324" draw:formula="515024 * ?f4 / 6239661"/>
              <draw:equation draw:name="f325" draw:formula="2532205 * ?f5 / 5187198"/>
              <draw:equation draw:name="f326" draw:formula="503895 * ?f4 / 6239661"/>
              <draw:equation draw:name="f327" draw:formula="2010064 * ?f5 / 5187198"/>
              <draw:equation draw:name="f328" draw:formula="452552 * ?f4 / 6239661"/>
              <draw:equation draw:name="f329" draw:formula="1494552 * ?f5 / 5187198"/>
              <draw:equation draw:name="f330" draw:formula="485055 * ?f4 / 6239661"/>
              <draw:equation draw:name="f331" draw:formula="1366896 * ?f5 / 5187198"/>
              <draw:equation draw:name="f332" draw:formula="509389 * ?f4 / 6239661"/>
              <draw:equation draw:name="f333" draw:formula="1240175 * ?f5 / 5187198"/>
              <draw:equation draw:name="f334" draw:formula="541045 * ?f4 / 6239661"/>
              <draw:equation draw:name="f335" draw:formula="1177438 * ?f5 / 5187198"/>
              <draw:equation draw:name="f336" draw:formula="560170 * ?f4 / 6239661"/>
              <draw:equation draw:name="f337" draw:formula="1145987 * ?f5 / 5187198"/>
              <draw:equation draw:name="f338" draw:formula="569826 * ?f4 / 6239661"/>
              <draw:equation draw:name="f339" draw:formula="1130315 * ?f5 / 5187198"/>
              <draw:equation draw:name="f340" draw:formula="574669 * ?f4 / 6239661"/>
              <draw:equation draw:name="f341" draw:formula="1114873 * ?f5 / 5187198"/>
              <draw:equation draw:name="f342" draw:formula="580384 * ?f4 / 6239661"/>
              <draw:equation draw:name="f343" draw:formula="1052839 * ?f5 / 5187198"/>
              <draw:equation draw:name="f344" draw:formula="602943 * ?f4 / 6239661"/>
              <draw:equation draw:name="f345" draw:formula="991135 * ?f5 / 5187198"/>
              <draw:equation draw:name="f346" draw:formula="626866 * ?f4 / 6239661"/>
              <draw:equation draw:name="f347" draw:formula="930179 * ?f5 / 5187198"/>
              <draw:equation draw:name="f348" draw:formula="653191 * ?f4 / 6239661"/>
              <draw:equation draw:name="f349" draw:formula="869768 * ?f5 / 5187198"/>
              <draw:equation draw:name="f350" draw:formula="680937 * ?f4 / 6239661"/>
              <draw:equation draw:name="f351" draw:formula="810085 * ?f5 / 5187198"/>
              <draw:equation draw:name="f352" draw:formula="710734 * ?f4 / 6239661"/>
              <draw:equation draw:name="f353" draw:formula="751220 * ?f5 / 5187198"/>
              <draw:equation draw:name="f354" draw:formula="741794 * ?f4 / 6239661"/>
              <draw:equation draw:name="f355" draw:formula="532669 * ?f5 / 5187198"/>
              <draw:equation draw:name="f356" draw:formula="881688 * ?f4 / 6239661"/>
              <draw:equation draw:name="f357" draw:formula="354185 * ?f5 / 5187198"/>
              <draw:equation draw:name="f358" draw:formula="1050286 * ?f4 / 6239661"/>
              <draw:equation draw:name="f359" draw:formula="315980 * ?f5 / 5187198"/>
              <draw:equation draw:name="f360" draw:formula="1098125 * ?f4 / 6239661"/>
              <draw:equation draw:name="f361" draw:formula="280345 * ?f5 / 5187198"/>
              <draw:equation draw:name="f362" draw:formula="1149782 * ?f4 / 6239661"/>
              <draw:equation draw:name="f363" draw:formula="245890 * ?f5 / 5187198"/>
              <draw:equation draw:name="f364" draw:formula="1203959 * ?f4 / 6239661"/>
              <draw:equation draw:name="f365" draw:formula="212162 * ?f5 / 5187198"/>
              <draw:equation draw:name="f366" draw:formula="1260184 * ?f4 / 6239661"/>
              <draw:equation draw:name="f367" draw:formula="80716 * ?f5 / 5187198"/>
              <draw:equation draw:name="f368" draw:formula="1502476 * ?f4 / 6239661"/>
              <draw:equation draw:name="f369" draw:formula="1648841 * ?f4 / 6239661"/>
              <draw:equation draw:name="f370" draw:formula="954863 * ?f4 / 6239661"/>
              <draw:equation draw:name="f371" draw:formula="43491 * ?f5 / 5187198"/>
              <draw:equation draw:name="f372" draw:formula="895513 * ?f4 / 6239661"/>
              <draw:equation draw:name="f373" draw:formula="93923 * ?f5 / 5187198"/>
              <draw:equation draw:name="f374" draw:formula="834489 * ?f4 / 6239661"/>
              <draw:equation draw:name="f375" draw:formula="323465 * ?f5 / 5187198"/>
              <draw:equation draw:name="f376" draw:formula="617671 * ?f4 / 6239661"/>
              <draw:equation draw:name="f377" draw:formula="574777 * ?f5 / 5187198"/>
              <draw:equation draw:name="f378" draw:formula="446794 * ?f4 / 6239661"/>
              <draw:equation draw:name="f379" draw:formula="638943 * ?f5 / 5187198"/>
              <draw:equation draw:name="f380" draw:formula="408925 * ?f4 / 6239661"/>
              <draw:equation draw:name="f381" draw:formula="703505 * ?f5 / 5187198"/>
              <draw:equation draw:name="f382" draw:formula="371742 * ?f4 / 6239661"/>
              <draw:equation draw:name="f383" draw:formula="769262 * ?f5 / 5187198"/>
              <draw:equation draw:name="f384" draw:formula="336154 * ?f4 / 6239661"/>
              <draw:equation draw:name="f385" draw:formula="835552 * ?f5 / 5187198"/>
              <draw:equation draw:name="f386" draw:formula="301173 * ?f4 / 6239661"/>
              <draw:equation draw:name="f387" draw:formula="902979 * ?f5 / 5187198"/>
              <draw:equation draw:name="f388" draw:formula="268004 * ?f4 / 6239661"/>
              <draw:equation draw:name="f389" draw:formula="971127 * ?f5 / 5187198"/>
              <draw:equation draw:name="f390" draw:formula="235607 * ?f4 / 6239661"/>
              <draw:equation draw:name="f391" draw:formula="988238 * ?f5 / 5187198"/>
              <draw:equation draw:name="f392" draw:formula="227556 * ?f4 / 6239661"/>
              <draw:equation draw:name="f393" draw:formula="1005744 * ?f5 / 5187198"/>
              <draw:equation draw:name="f394" draw:formula="220191 * ?f4 / 6239661"/>
              <draw:equation draw:name="f395" draw:formula="1040729 * ?f5 / 5187198"/>
              <draw:equation draw:name="f396" draw:formula="205569 * ?f4 / 6239661"/>
              <draw:equation draw:name="f397" draw:formula="1110835 * ?f5 / 5187198"/>
              <draw:equation draw:name="f398" draw:formula="176248 * ?f4 / 6239661"/>
              <draw:equation draw:name="f399" draw:formula="1254256 * ?f5 / 5187198"/>
              <draw:equation draw:name="f400" draw:formula="123796 * ?f4 / 6239661"/>
              <draw:equation draw:name="f401" draw:formula="1401310 * ?f5 / 5187198"/>
              <draw:equation draw:name="f402" draw:formula="79852 * ?f4 / 6239661"/>
              <draw:equation draw:name="f403" draw:formula="?f8 / ?f6"/>
              <draw:equation draw:name="f404" draw:formula="?f9 / ?f7"/>
              <draw:equation draw:name="f405" draw:formula="?f10 / ?f6"/>
              <draw:equation draw:name="f406" draw:formula="?f11 / ?f7"/>
              <draw:equation draw:name="f407" draw:formula="?f12 / ?f6"/>
              <draw:equation draw:name="f408" draw:formula="?f13 / ?f7"/>
              <draw:equation draw:name="f409" draw:formula="?f14 / ?f6"/>
              <draw:equation draw:name="f410" draw:formula="?f15 / ?f7"/>
              <draw:equation draw:name="f411" draw:formula="?f16 / ?f6"/>
              <draw:equation draw:name="f412" draw:formula="?f17 / ?f7"/>
              <draw:equation draw:name="f413" draw:formula="?f18 / ?f6"/>
              <draw:equation draw:name="f414" draw:formula="?f19 / ?f7"/>
              <draw:equation draw:name="f415" draw:formula="?f20 / ?f6"/>
              <draw:equation draw:name="f416" draw:formula="?f21 / ?f7"/>
              <draw:equation draw:name="f417" draw:formula="?f22 / ?f6"/>
              <draw:equation draw:name="f418" draw:formula="?f23 / ?f7"/>
              <draw:equation draw:name="f419" draw:formula="?f24 / ?f6"/>
              <draw:equation draw:name="f420" draw:formula="?f25 / ?f7"/>
              <draw:equation draw:name="f421" draw:formula="?f26 / ?f6"/>
              <draw:equation draw:name="f422" draw:formula="?f27 / ?f7"/>
              <draw:equation draw:name="f423" draw:formula="?f28 / ?f6"/>
              <draw:equation draw:name="f424" draw:formula="?f29 / ?f7"/>
              <draw:equation draw:name="f425" draw:formula="?f30 / ?f6"/>
              <draw:equation draw:name="f426" draw:formula="?f31 / ?f7"/>
              <draw:equation draw:name="f427" draw:formula="?f32 / ?f6"/>
              <draw:equation draw:name="f428" draw:formula="?f33 / ?f7"/>
              <draw:equation draw:name="f429" draw:formula="?f34 / ?f6"/>
              <draw:equation draw:name="f430" draw:formula="?f35 / ?f7"/>
              <draw:equation draw:name="f431" draw:formula="?f36 / ?f6"/>
              <draw:equation draw:name="f432" draw:formula="?f37 / ?f7"/>
              <draw:equation draw:name="f433" draw:formula="?f38 / ?f6"/>
              <draw:equation draw:name="f434" draw:formula="?f39 / ?f7"/>
              <draw:equation draw:name="f435" draw:formula="?f40 / ?f6"/>
              <draw:equation draw:name="f436" draw:formula="?f41 / ?f7"/>
              <draw:equation draw:name="f437" draw:formula="?f42 / ?f6"/>
              <draw:equation draw:name="f438" draw:formula="?f43 / ?f7"/>
              <draw:equation draw:name="f439" draw:formula="?f44 / ?f6"/>
              <draw:equation draw:name="f440" draw:formula="?f45 / ?f7"/>
              <draw:equation draw:name="f441" draw:formula="?f46 / ?f6"/>
              <draw:equation draw:name="f442" draw:formula="?f47 / ?f7"/>
              <draw:equation draw:name="f443" draw:formula="?f48 / ?f6"/>
              <draw:equation draw:name="f444" draw:formula="?f49 / ?f7"/>
              <draw:equation draw:name="f445" draw:formula="?f50 / ?f6"/>
              <draw:equation draw:name="f446" draw:formula="?f51 / ?f7"/>
              <draw:equation draw:name="f447" draw:formula="?f52 / ?f6"/>
              <draw:equation draw:name="f448" draw:formula="?f53 / ?f7"/>
              <draw:equation draw:name="f449" draw:formula="?f54 / ?f6"/>
              <draw:equation draw:name="f450" draw:formula="?f55 / ?f7"/>
              <draw:equation draw:name="f451" draw:formula="?f56 / ?f6"/>
              <draw:equation draw:name="f452" draw:formula="?f57 / ?f7"/>
              <draw:equation draw:name="f453" draw:formula="?f58 / ?f6"/>
              <draw:equation draw:name="f454" draw:formula="?f59 / ?f7"/>
              <draw:equation draw:name="f455" draw:formula="?f60 / ?f6"/>
              <draw:equation draw:name="f456" draw:formula="?f61 / ?f7"/>
              <draw:equation draw:name="f457" draw:formula="?f62 / ?f6"/>
              <draw:equation draw:name="f458" draw:formula="?f63 / ?f7"/>
              <draw:equation draw:name="f459" draw:formula="?f64 / ?f6"/>
              <draw:equation draw:name="f460" draw:formula="?f65 / ?f7"/>
              <draw:equation draw:name="f461" draw:formula="?f66 / ?f6"/>
              <draw:equation draw:name="f462" draw:formula="?f67 / ?f7"/>
              <draw:equation draw:name="f463" draw:formula="?f68 / ?f6"/>
              <draw:equation draw:name="f464" draw:formula="?f69 / ?f7"/>
              <draw:equation draw:name="f465" draw:formula="?f70 / ?f6"/>
              <draw:equation draw:name="f466" draw:formula="?f71 / ?f7"/>
              <draw:equation draw:name="f467" draw:formula="?f72 / ?f6"/>
              <draw:equation draw:name="f468" draw:formula="?f73 / ?f7"/>
              <draw:equation draw:name="f469" draw:formula="?f74 / ?f6"/>
              <draw:equation draw:name="f470" draw:formula="?f75 / ?f7"/>
              <draw:equation draw:name="f471" draw:formula="?f76 / ?f6"/>
              <draw:equation draw:name="f472" draw:formula="?f77 / ?f7"/>
              <draw:equation draw:name="f473" draw:formula="?f78 / ?f6"/>
              <draw:equation draw:name="f474" draw:formula="?f79 / ?f7"/>
              <draw:equation draw:name="f475" draw:formula="?f80 / ?f6"/>
              <draw:equation draw:name="f476" draw:formula="?f81 / ?f7"/>
              <draw:equation draw:name="f477" draw:formula="?f82 / ?f6"/>
              <draw:equation draw:name="f478" draw:formula="?f83 / ?f7"/>
              <draw:equation draw:name="f479" draw:formula="?f84 / ?f6"/>
              <draw:equation draw:name="f480" draw:formula="?f85 / ?f7"/>
              <draw:equation draw:name="f481" draw:formula="?f86 / ?f6"/>
              <draw:equation draw:name="f482" draw:formula="?f87 / ?f7"/>
              <draw:equation draw:name="f483" draw:formula="?f88 / ?f6"/>
              <draw:equation draw:name="f484" draw:formula="?f89 / ?f7"/>
              <draw:equation draw:name="f485" draw:formula="?f90 / ?f6"/>
              <draw:equation draw:name="f486" draw:formula="?f91 / ?f7"/>
              <draw:equation draw:name="f487" draw:formula="?f92 / ?f6"/>
              <draw:equation draw:name="f488" draw:formula="?f93 / ?f7"/>
              <draw:equation draw:name="f489" draw:formula="?f94 / ?f6"/>
              <draw:equation draw:name="f490" draw:formula="?f95 / ?f7"/>
              <draw:equation draw:name="f491" draw:formula="?f96 / ?f6"/>
              <draw:equation draw:name="f492" draw:formula="?f97 / ?f7"/>
              <draw:equation draw:name="f493" draw:formula="?f98 / ?f6"/>
              <draw:equation draw:name="f494" draw:formula="?f99 / ?f7"/>
              <draw:equation draw:name="f495" draw:formula="?f100 / ?f6"/>
              <draw:equation draw:name="f496" draw:formula="?f101 / ?f7"/>
              <draw:equation draw:name="f497" draw:formula="?f102 / ?f6"/>
              <draw:equation draw:name="f498" draw:formula="?f103 / ?f7"/>
              <draw:equation draw:name="f499" draw:formula="?f104 / ?f6"/>
              <draw:equation draw:name="f500" draw:formula="?f105 / ?f7"/>
              <draw:equation draw:name="f501" draw:formula="?f106 / ?f6"/>
              <draw:equation draw:name="f502" draw:formula="?f107 / ?f7"/>
              <draw:equation draw:name="f503" draw:formula="?f108 / ?f6"/>
              <draw:equation draw:name="f504" draw:formula="?f109 / ?f7"/>
              <draw:equation draw:name="f505" draw:formula="?f110 / ?f6"/>
              <draw:equation draw:name="f506" draw:formula="?f111 / ?f7"/>
              <draw:equation draw:name="f507" draw:formula="?f112 / ?f6"/>
              <draw:equation draw:name="f508" draw:formula="?f113 / ?f7"/>
              <draw:equation draw:name="f509" draw:formula="?f114 / ?f6"/>
              <draw:equation draw:name="f510" draw:formula="?f115 / ?f7"/>
              <draw:equation draw:name="f511" draw:formula="?f116 / ?f6"/>
              <draw:equation draw:name="f512" draw:formula="?f117 / ?f7"/>
              <draw:equation draw:name="f513" draw:formula="?f118 / ?f6"/>
              <draw:equation draw:name="f514" draw:formula="?f119 / ?f7"/>
              <draw:equation draw:name="f515" draw:formula="?f120 / ?f6"/>
              <draw:equation draw:name="f516" draw:formula="?f121 / ?f7"/>
              <draw:equation draw:name="f517" draw:formula="?f122 / ?f6"/>
              <draw:equation draw:name="f518" draw:formula="?f123 / ?f7"/>
              <draw:equation draw:name="f519" draw:formula="?f124 / ?f6"/>
              <draw:equation draw:name="f520" draw:formula="?f125 / ?f7"/>
              <draw:equation draw:name="f521" draw:formula="?f126 / ?f6"/>
              <draw:equation draw:name="f522" draw:formula="?f127 / ?f7"/>
              <draw:equation draw:name="f523" draw:formula="?f128 / ?f6"/>
              <draw:equation draw:name="f524" draw:formula="?f129 / ?f7"/>
              <draw:equation draw:name="f525" draw:formula="?f130 / ?f6"/>
              <draw:equation draw:name="f526" draw:formula="?f131 / ?f7"/>
              <draw:equation draw:name="f527" draw:formula="?f132 / ?f6"/>
              <draw:equation draw:name="f528" draw:formula="?f133 / ?f7"/>
              <draw:equation draw:name="f529" draw:formula="?f134 / ?f6"/>
              <draw:equation draw:name="f530" draw:formula="?f135 / ?f7"/>
              <draw:equation draw:name="f531" draw:formula="?f136 / ?f6"/>
              <draw:equation draw:name="f532" draw:formula="?f137 / ?f7"/>
              <draw:equation draw:name="f533" draw:formula="?f138 / ?f6"/>
              <draw:equation draw:name="f534" draw:formula="?f139 / ?f7"/>
              <draw:equation draw:name="f535" draw:formula="?f140 / ?f6"/>
              <draw:equation draw:name="f536" draw:formula="?f141 / ?f7"/>
              <draw:equation draw:name="f537" draw:formula="?f142 / ?f6"/>
              <draw:equation draw:name="f538" draw:formula="?f143 / ?f7"/>
              <draw:equation draw:name="f539" draw:formula="?f144 / ?f6"/>
              <draw:equation draw:name="f540" draw:formula="?f145 / ?f7"/>
              <draw:equation draw:name="f541" draw:formula="?f146 / ?f6"/>
              <draw:equation draw:name="f542" draw:formula="?f147 / ?f7"/>
              <draw:equation draw:name="f543" draw:formula="?f148 / ?f6"/>
              <draw:equation draw:name="f544" draw:formula="?f149 / ?f7"/>
              <draw:equation draw:name="f545" draw:formula="?f150 / ?f6"/>
              <draw:equation draw:name="f546" draw:formula="?f151 / ?f7"/>
              <draw:equation draw:name="f547" draw:formula="?f152 / ?f6"/>
              <draw:equation draw:name="f548" draw:formula="?f153 / ?f7"/>
              <draw:equation draw:name="f549" draw:formula="?f154 / ?f6"/>
              <draw:equation draw:name="f550" draw:formula="?f155 / ?f7"/>
              <draw:equation draw:name="f551" draw:formula="?f156 / ?f6"/>
              <draw:equation draw:name="f552" draw:formula="?f157 / ?f7"/>
              <draw:equation draw:name="f553" draw:formula="?f158 / ?f6"/>
              <draw:equation draw:name="f554" draw:formula="?f159 / ?f7"/>
              <draw:equation draw:name="f555" draw:formula="?f160 / ?f7"/>
              <draw:equation draw:name="f556" draw:formula="?f161 / ?f6"/>
              <draw:equation draw:name="f557" draw:formula="?f162 / ?f7"/>
              <draw:equation draw:name="f558" draw:formula="?f163 / ?f6"/>
              <draw:equation draw:name="f559" draw:formula="?f164 / ?f7"/>
              <draw:equation draw:name="f560" draw:formula="?f165 / ?f6"/>
              <draw:equation draw:name="f561" draw:formula="?f166 / ?f7"/>
              <draw:equation draw:name="f562" draw:formula="?f167 / ?f6"/>
              <draw:equation draw:name="f563" draw:formula="?f168 / ?f7"/>
              <draw:equation draw:name="f564" draw:formula="?f169 / ?f6"/>
              <draw:equation draw:name="f565" draw:formula="?f170 / ?f7"/>
              <draw:equation draw:name="f566" draw:formula="?f171 / ?f6"/>
              <draw:equation draw:name="f567" draw:formula="?f172 / ?f7"/>
              <draw:equation draw:name="f568" draw:formula="?f173 / ?f6"/>
              <draw:equation draw:name="f569" draw:formula="?f174 / ?f7"/>
              <draw:equation draw:name="f570" draw:formula="?f175 / ?f6"/>
              <draw:equation draw:name="f571" draw:formula="?f176 / ?f7"/>
              <draw:equation draw:name="f572" draw:formula="?f177 / ?f6"/>
              <draw:equation draw:name="f573" draw:formula="?f178 / ?f7"/>
              <draw:equation draw:name="f574" draw:formula="?f179 / ?f6"/>
              <draw:equation draw:name="f575" draw:formula="?f180 / ?f7"/>
              <draw:equation draw:name="f576" draw:formula="?f181 / ?f6"/>
              <draw:equation draw:name="f577" draw:formula="?f182 / ?f7"/>
              <draw:equation draw:name="f578" draw:formula="?f183 / ?f6"/>
              <draw:equation draw:name="f579" draw:formula="?f184 / ?f7"/>
              <draw:equation draw:name="f580" draw:formula="?f185 / ?f6"/>
              <draw:equation draw:name="f581" draw:formula="?f186 / ?f7"/>
              <draw:equation draw:name="f582" draw:formula="?f187 / ?f6"/>
              <draw:equation draw:name="f583" draw:formula="?f188 / ?f7"/>
              <draw:equation draw:name="f584" draw:formula="?f189 / ?f6"/>
              <draw:equation draw:name="f585" draw:formula="?f190 / ?f7"/>
              <draw:equation draw:name="f586" draw:formula="?f191 / ?f6"/>
              <draw:equation draw:name="f587" draw:formula="?f192 / ?f7"/>
              <draw:equation draw:name="f588" draw:formula="?f193 / ?f6"/>
              <draw:equation draw:name="f589" draw:formula="?f194 / ?f7"/>
              <draw:equation draw:name="f590" draw:formula="?f195 / ?f6"/>
              <draw:equation draw:name="f591" draw:formula="?f196 / ?f7"/>
              <draw:equation draw:name="f592" draw:formula="?f197 / ?f6"/>
              <draw:equation draw:name="f593" draw:formula="?f198 / ?f7"/>
              <draw:equation draw:name="f594" draw:formula="?f199 / ?f6"/>
              <draw:equation draw:name="f595" draw:formula="?f200 / ?f7"/>
              <draw:equation draw:name="f596" draw:formula="?f201 / ?f6"/>
              <draw:equation draw:name="f597" draw:formula="?f202 / ?f7"/>
              <draw:equation draw:name="f598" draw:formula="?f203 / ?f6"/>
              <draw:equation draw:name="f599" draw:formula="?f204 / ?f7"/>
              <draw:equation draw:name="f600" draw:formula="?f205 / ?f6"/>
              <draw:equation draw:name="f601" draw:formula="?f206 / ?f7"/>
              <draw:equation draw:name="f602" draw:formula="?f207 / ?f6"/>
              <draw:equation draw:name="f603" draw:formula="?f208 / ?f7"/>
              <draw:equation draw:name="f604" draw:formula="?f209 / ?f6"/>
              <draw:equation draw:name="f605" draw:formula="?f210 / ?f7"/>
              <draw:equation draw:name="f606" draw:formula="?f211 / ?f6"/>
              <draw:equation draw:name="f607" draw:formula="?f212 / ?f7"/>
              <draw:equation draw:name="f608" draw:formula="?f213 / ?f6"/>
              <draw:equation draw:name="f609" draw:formula="?f214 / ?f7"/>
              <draw:equation draw:name="f610" draw:formula="?f215 / ?f6"/>
              <draw:equation draw:name="f611" draw:formula="?f216 / ?f7"/>
              <draw:equation draw:name="f612" draw:formula="?f217 / ?f6"/>
              <draw:equation draw:name="f613" draw:formula="?f218 / ?f7"/>
              <draw:equation draw:name="f614" draw:formula="?f219 / ?f6"/>
              <draw:equation draw:name="f615" draw:formula="?f220 / ?f7"/>
              <draw:equation draw:name="f616" draw:formula="?f221 / ?f6"/>
              <draw:equation draw:name="f617" draw:formula="?f222 / ?f7"/>
              <draw:equation draw:name="f618" draw:formula="?f223 / ?f6"/>
              <draw:equation draw:name="f619" draw:formula="?f224 / ?f7"/>
              <draw:equation draw:name="f620" draw:formula="?f225 / ?f6"/>
              <draw:equation draw:name="f621" draw:formula="?f226 / ?f7"/>
              <draw:equation draw:name="f622" draw:formula="?f227 / ?f6"/>
              <draw:equation draw:name="f623" draw:formula="?f228 / ?f7"/>
              <draw:equation draw:name="f624" draw:formula="?f229 / ?f6"/>
              <draw:equation draw:name="f625" draw:formula="?f230 / ?f7"/>
              <draw:equation draw:name="f626" draw:formula="?f231 / ?f6"/>
              <draw:equation draw:name="f627" draw:formula="?f232 / ?f7"/>
              <draw:equation draw:name="f628" draw:formula="?f233 / ?f6"/>
              <draw:equation draw:name="f629" draw:formula="?f234 / ?f7"/>
              <draw:equation draw:name="f630" draw:formula="?f235 / ?f6"/>
              <draw:equation draw:name="f631" draw:formula="?f236 / ?f7"/>
              <draw:equation draw:name="f632" draw:formula="?f237 / ?f6"/>
              <draw:equation draw:name="f633" draw:formula="?f238 / ?f7"/>
              <draw:equation draw:name="f634" draw:formula="?f239 / ?f6"/>
              <draw:equation draw:name="f635" draw:formula="?f240 / ?f7"/>
              <draw:equation draw:name="f636" draw:formula="?f241 / ?f6"/>
              <draw:equation draw:name="f637" draw:formula="?f242 / ?f7"/>
              <draw:equation draw:name="f638" draw:formula="?f243 / ?f6"/>
              <draw:equation draw:name="f639" draw:formula="?f244 / ?f7"/>
              <draw:equation draw:name="f640" draw:formula="?f245 / ?f6"/>
              <draw:equation draw:name="f641" draw:formula="?f246 / ?f7"/>
              <draw:equation draw:name="f642" draw:formula="?f247 / ?f6"/>
              <draw:equation draw:name="f643" draw:formula="?f248 / ?f7"/>
              <draw:equation draw:name="f644" draw:formula="?f249 / ?f6"/>
              <draw:equation draw:name="f645" draw:formula="?f250 / ?f7"/>
              <draw:equation draw:name="f646" draw:formula="?f251 / ?f6"/>
              <draw:equation draw:name="f647" draw:formula="?f252 / ?f7"/>
              <draw:equation draw:name="f648" draw:formula="?f253 / ?f6"/>
              <draw:equation draw:name="f649" draw:formula="?f254 / ?f7"/>
              <draw:equation draw:name="f650" draw:formula="?f255 / ?f6"/>
              <draw:equation draw:name="f651" draw:formula="?f256 / ?f7"/>
              <draw:equation draw:name="f652" draw:formula="?f257 / ?f6"/>
              <draw:equation draw:name="f653" draw:formula="?f258 / ?f7"/>
              <draw:equation draw:name="f654" draw:formula="?f259 / ?f6"/>
              <draw:equation draw:name="f655" draw:formula="?f260 / ?f7"/>
              <draw:equation draw:name="f656" draw:formula="?f261 / ?f6"/>
              <draw:equation draw:name="f657" draw:formula="?f262 / ?f7"/>
              <draw:equation draw:name="f658" draw:formula="?f263 / ?f6"/>
              <draw:equation draw:name="f659" draw:formula="?f264 / ?f7"/>
              <draw:equation draw:name="f660" draw:formula="?f265 / ?f6"/>
              <draw:equation draw:name="f661" draw:formula="?f266 / ?f7"/>
              <draw:equation draw:name="f662" draw:formula="?f267 / ?f6"/>
              <draw:equation draw:name="f663" draw:formula="?f268 / ?f7"/>
              <draw:equation draw:name="f664" draw:formula="?f269 / ?f6"/>
              <draw:equation draw:name="f665" draw:formula="?f270 / ?f7"/>
              <draw:equation draw:name="f666" draw:formula="?f271 / ?f6"/>
              <draw:equation draw:name="f667" draw:formula="?f272 / ?f7"/>
              <draw:equation draw:name="f668" draw:formula="?f273 / ?f6"/>
              <draw:equation draw:name="f669" draw:formula="?f274 / ?f7"/>
              <draw:equation draw:name="f670" draw:formula="?f275 / ?f6"/>
              <draw:equation draw:name="f671" draw:formula="?f276 / ?f7"/>
              <draw:equation draw:name="f672" draw:formula="?f277 / ?f6"/>
              <draw:equation draw:name="f673" draw:formula="?f278 / ?f7"/>
              <draw:equation draw:name="f674" draw:formula="?f279 / ?f6"/>
              <draw:equation draw:name="f675" draw:formula="?f280 / ?f7"/>
              <draw:equation draw:name="f676" draw:formula="?f281 / ?f6"/>
              <draw:equation draw:name="f677" draw:formula="?f282 / ?f7"/>
              <draw:equation draw:name="f678" draw:formula="?f283 / ?f6"/>
              <draw:equation draw:name="f679" draw:formula="?f284 / ?f7"/>
              <draw:equation draw:name="f680" draw:formula="?f285 / ?f6"/>
              <draw:equation draw:name="f681" draw:formula="?f286 / ?f7"/>
              <draw:equation draw:name="f682" draw:formula="?f287 / ?f6"/>
              <draw:equation draw:name="f683" draw:formula="?f288 / ?f7"/>
              <draw:equation draw:name="f684" draw:formula="?f289 / ?f6"/>
              <draw:equation draw:name="f685" draw:formula="?f290 / ?f7"/>
              <draw:equation draw:name="f686" draw:formula="?f291 / ?f6"/>
              <draw:equation draw:name="f687" draw:formula="?f292 / ?f7"/>
              <draw:equation draw:name="f688" draw:formula="?f293 / ?f6"/>
              <draw:equation draw:name="f689" draw:formula="?f294 / ?f7"/>
              <draw:equation draw:name="f690" draw:formula="?f295 / ?f6"/>
              <draw:equation draw:name="f691" draw:formula="?f296 / ?f7"/>
              <draw:equation draw:name="f692" draw:formula="?f297 / ?f6"/>
              <draw:equation draw:name="f693" draw:formula="?f298 / ?f7"/>
              <draw:equation draw:name="f694" draw:formula="?f299 / ?f6"/>
              <draw:equation draw:name="f695" draw:formula="?f300 / ?f7"/>
              <draw:equation draw:name="f696" draw:formula="?f301 / ?f6"/>
              <draw:equation draw:name="f697" draw:formula="?f302 / ?f7"/>
              <draw:equation draw:name="f698" draw:formula="?f303 / ?f6"/>
              <draw:equation draw:name="f699" draw:formula="?f304 / ?f7"/>
              <draw:equation draw:name="f700" draw:formula="?f305 / ?f6"/>
              <draw:equation draw:name="f701" draw:formula="?f306 / ?f7"/>
              <draw:equation draw:name="f702" draw:formula="?f307 / ?f6"/>
              <draw:equation draw:name="f703" draw:formula="?f308 / ?f7"/>
              <draw:equation draw:name="f704" draw:formula="?f309 / ?f6"/>
              <draw:equation draw:name="f705" draw:formula="?f310 / ?f7"/>
              <draw:equation draw:name="f706" draw:formula="?f311 / ?f6"/>
              <draw:equation draw:name="f707" draw:formula="?f312 / ?f7"/>
              <draw:equation draw:name="f708" draw:formula="?f313 / ?f6"/>
              <draw:equation draw:name="f709" draw:formula="?f314 / ?f7"/>
              <draw:equation draw:name="f710" draw:formula="?f315 / ?f6"/>
              <draw:equation draw:name="f711" draw:formula="?f316 / ?f7"/>
              <draw:equation draw:name="f712" draw:formula="?f317 / ?f6"/>
              <draw:equation draw:name="f713" draw:formula="?f318 / ?f7"/>
              <draw:equation draw:name="f714" draw:formula="?f319 / ?f6"/>
              <draw:equation draw:name="f715" draw:formula="?f320 / ?f7"/>
              <draw:equation draw:name="f716" draw:formula="?f321 / ?f6"/>
              <draw:equation draw:name="f717" draw:formula="?f322 / ?f7"/>
              <draw:equation draw:name="f718" draw:formula="?f323 / ?f6"/>
              <draw:equation draw:name="f719" draw:formula="?f324 / ?f7"/>
              <draw:equation draw:name="f720" draw:formula="?f325 / ?f6"/>
              <draw:equation draw:name="f721" draw:formula="?f326 / ?f7"/>
              <draw:equation draw:name="f722" draw:formula="?f327 / ?f6"/>
              <draw:equation draw:name="f723" draw:formula="?f328 / ?f7"/>
              <draw:equation draw:name="f724" draw:formula="?f329 / ?f6"/>
              <draw:equation draw:name="f725" draw:formula="?f330 / ?f7"/>
              <draw:equation draw:name="f726" draw:formula="?f331 / ?f6"/>
              <draw:equation draw:name="f727" draw:formula="?f332 / ?f7"/>
              <draw:equation draw:name="f728" draw:formula="?f333 / ?f6"/>
              <draw:equation draw:name="f729" draw:formula="?f334 / ?f7"/>
              <draw:equation draw:name="f730" draw:formula="?f335 / ?f6"/>
              <draw:equation draw:name="f731" draw:formula="?f336 / ?f7"/>
              <draw:equation draw:name="f732" draw:formula="?f337 / ?f6"/>
              <draw:equation draw:name="f733" draw:formula="?f338 / ?f7"/>
              <draw:equation draw:name="f734" draw:formula="?f339 / ?f6"/>
              <draw:equation draw:name="f735" draw:formula="?f340 / ?f7"/>
              <draw:equation draw:name="f736" draw:formula="?f341 / ?f6"/>
              <draw:equation draw:name="f737" draw:formula="?f342 / ?f7"/>
              <draw:equation draw:name="f738" draw:formula="?f343 / ?f6"/>
              <draw:equation draw:name="f739" draw:formula="?f344 / ?f7"/>
              <draw:equation draw:name="f740" draw:formula="?f345 / ?f6"/>
              <draw:equation draw:name="f741" draw:formula="?f346 / ?f7"/>
              <draw:equation draw:name="f742" draw:formula="?f347 / ?f6"/>
              <draw:equation draw:name="f743" draw:formula="?f348 / ?f7"/>
              <draw:equation draw:name="f744" draw:formula="?f349 / ?f6"/>
              <draw:equation draw:name="f745" draw:formula="?f350 / ?f7"/>
              <draw:equation draw:name="f746" draw:formula="?f351 / ?f6"/>
              <draw:equation draw:name="f747" draw:formula="?f352 / ?f7"/>
              <draw:equation draw:name="f748" draw:formula="?f353 / ?f6"/>
              <draw:equation draw:name="f749" draw:formula="?f354 / ?f7"/>
              <draw:equation draw:name="f750" draw:formula="?f355 / ?f6"/>
              <draw:equation draw:name="f751" draw:formula="?f356 / ?f7"/>
              <draw:equation draw:name="f752" draw:formula="?f357 / ?f6"/>
              <draw:equation draw:name="f753" draw:formula="?f358 / ?f7"/>
              <draw:equation draw:name="f754" draw:formula="?f359 / ?f6"/>
              <draw:equation draw:name="f755" draw:formula="?f360 / ?f7"/>
              <draw:equation draw:name="f756" draw:formula="?f361 / ?f6"/>
              <draw:equation draw:name="f757" draw:formula="?f362 / ?f7"/>
              <draw:equation draw:name="f758" draw:formula="?f363 / ?f6"/>
              <draw:equation draw:name="f759" draw:formula="?f364 / ?f7"/>
              <draw:equation draw:name="f760" draw:formula="?f365 / ?f6"/>
              <draw:equation draw:name="f761" draw:formula="?f366 / ?f7"/>
              <draw:equation draw:name="f762" draw:formula="?f367 / ?f6"/>
              <draw:equation draw:name="f763" draw:formula="?f368 / ?f7"/>
              <draw:equation draw:name="f764" draw:formula="?f369 / ?f7"/>
              <draw:equation draw:name="f765" draw:formula="?f370 / ?f7"/>
              <draw:equation draw:name="f766" draw:formula="?f371 / ?f6"/>
              <draw:equation draw:name="f767" draw:formula="?f372 / ?f7"/>
              <draw:equation draw:name="f768" draw:formula="?f373 / ?f6"/>
              <draw:equation draw:name="f769" draw:formula="?f374 / ?f7"/>
              <draw:equation draw:name="f770" draw:formula="?f375 / ?f6"/>
              <draw:equation draw:name="f771" draw:formula="?f376 / ?f7"/>
              <draw:equation draw:name="f772" draw:formula="?f377 / ?f6"/>
              <draw:equation draw:name="f773" draw:formula="?f378 / ?f7"/>
              <draw:equation draw:name="f774" draw:formula="?f379 / ?f6"/>
              <draw:equation draw:name="f775" draw:formula="?f380 / ?f7"/>
              <draw:equation draw:name="f776" draw:formula="?f381 / ?f6"/>
              <draw:equation draw:name="f777" draw:formula="?f382 / ?f7"/>
              <draw:equation draw:name="f778" draw:formula="?f383 / ?f6"/>
              <draw:equation draw:name="f779" draw:formula="?f384 / ?f7"/>
              <draw:equation draw:name="f780" draw:formula="?f385 / ?f6"/>
              <draw:equation draw:name="f781" draw:formula="?f386 / ?f7"/>
              <draw:equation draw:name="f782" draw:formula="?f387 / ?f6"/>
              <draw:equation draw:name="f783" draw:formula="?f388 / ?f7"/>
              <draw:equation draw:name="f784" draw:formula="?f389 / ?f6"/>
              <draw:equation draw:name="f785" draw:formula="?f390 / ?f7"/>
              <draw:equation draw:name="f786" draw:formula="?f391 / ?f6"/>
              <draw:equation draw:name="f787" draw:formula="?f392 / ?f7"/>
              <draw:equation draw:name="f788" draw:formula="?f393 / ?f6"/>
              <draw:equation draw:name="f789" draw:formula="?f394 / ?f7"/>
              <draw:equation draw:name="f790" draw:formula="?f395 / ?f6"/>
              <draw:equation draw:name="f791" draw:formula="?f396 / ?f7"/>
              <draw:equation draw:name="f792" draw:formula="?f397 / ?f6"/>
              <draw:equation draw:name="f793" draw:formula="?f398 / ?f7"/>
              <draw:equation draw:name="f794" draw:formula="?f399 / ?f6"/>
              <draw:equation draw:name="f795" draw:formula="?f400 / ?f7"/>
              <draw:equation draw:name="f796" draw:formula="?f401 / ?f6"/>
              <draw:equation draw:name="f797" draw:formula="?f402 / ?f7"/>
              <draw:equation draw:name="f798" draw:formula="?f0 / ?f6"/>
              <draw:equation draw:name="f799" draw:formula="?f1 / ?f6"/>
              <draw:equation draw:name="f800" draw:formula="?f2 / ?f7"/>
              <draw:equation draw:name="f801" draw:formula="?f3 / ?f7"/>
            </draw:enhanced-geometry>
          </draw:custom-shape>
          <draw:custom-shape svg:x="0in" svg:y="0.32524in" svg:width="5.70408in" svg:height="6.67912in" draw:id="id79" draw:style-name="a434" draw:name="Freeform: Shape 16">
            <svg:title/>
            <svg:desc/>
            <text:p text:style-name="a432" text:class-names="" text:cond-style-name=""><text:span text:style-name="a431" text:class-names=""/></text:p>
            <draw:enhanced-geometry xmlns:dr3d="urn:oasis:names:tc:opendocument:xmlns:dr3d:1.0" draw:type="non-primitive" svg:viewBox="0 0 5215811 6107388" draw:enhanced-path="M 1869139 9 C 2160924 -706 2465752 43039 2791149 130229 3651198 360678 4339884 907924 4760307 1608408 5188180 2321320 5338357 3192822 5108574 4050383 4880820 4900373 4152841 5098512 3434916 5503134 2717099 5907783 2005568 6266474 1137841 6033968 783079 5938910 479573 5790114 217555 5598945 L 0 5419622 0 4571683 18056 4599282 C 124071 4746782 237002 4875718 358324 4988154 621323 5231809 923667 5396979 1282741 5493193 1573894 5571207 1856732 5563878 2172794 5470630 2498985 5374183 2832844 5193315 3146893 5016296 3293538 4933641 3436182 4861160 3574114 4791124 3841238 4655550 4071901 4538375 4244948 4392664 4405844 4257259 4501845 4106204 4556385 3902656 4649063 3556776 4669271 3203187 4616354 2851680 4565198 2511774 4448474 2188147 4269266 1889625 3907781 1287586 3331245 854780 2645976 671162 2278249 572630 1952074 540526 1648930 573017 1351746 604901 1064785 700731 771768 865882 568061 980657 486465 1058486 433617 1119441 358307 1206256 292149 1323808 200571 1486480 156644 1564432 106654 1653214 47077 1753604 L 0 1831655 0 751112 6994 742614 C 117721 617683 259696 505222 484047 378777 932751 125890 1382831 1200 1869139 9 Z N" draw:text-areas="?f118 ?f120 ?f119 ?f121" draw:glue-points="?f63 ?f64 ?f65 ?f66 ?f67 ?f68 ?f69 ?f70 ?f71 ?f72 ?f73 ?f74 ?f75 ?f76 ?f77 ?f78 ?f77 ?f79 ?f80 ?f81 ?f82 ?f83 ?f84 ?f85 ?f86 ?f87 ?f88 ?f89 ?f90 ?f91 ?f92 ?f93 ?f94 ?f95 ?f96 ?f97 ?f98 ?f99 ?f100 ?f101 ?f102 ?f103 ?f104 ?f105 ?f106 ?f107 ?f108 ?f109 ?f110 ?f111 ?f77 ?f112 ?f77 ?f113 ?f114 ?f115 ?f116 ?f117 ?f63 ?f64"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5811"/>
              <draw:equation draw:name="f7" draw:formula="?f4 / 6107388"/>
              <draw:equation draw:name="f8" draw:formula="1869139 * ?f5 / 5215811"/>
              <draw:equation draw:name="f9" draw:formula="9 * ?f4 / 6107388"/>
              <draw:equation draw:name="f10" draw:formula="2791149 * ?f5 / 5215811"/>
              <draw:equation draw:name="f11" draw:formula="130229 * ?f4 / 6107388"/>
              <draw:equation draw:name="f12" draw:formula="4760307 * ?f5 / 5215811"/>
              <draw:equation draw:name="f13" draw:formula="1608408 * ?f4 / 6107388"/>
              <draw:equation draw:name="f14" draw:formula="5108574 * ?f5 / 5215811"/>
              <draw:equation draw:name="f15" draw:formula="4050383 * ?f4 / 6107388"/>
              <draw:equation draw:name="f16" draw:formula="3434916 * ?f5 / 5215811"/>
              <draw:equation draw:name="f17" draw:formula="5503134 * ?f4 / 6107388"/>
              <draw:equation draw:name="f18" draw:formula="1137841 * ?f5 / 5215811"/>
              <draw:equation draw:name="f19" draw:formula="6033968 * ?f4 / 6107388"/>
              <draw:equation draw:name="f20" draw:formula="217555 * ?f5 / 5215811"/>
              <draw:equation draw:name="f21" draw:formula="5598945 * ?f4 / 6107388"/>
              <draw:equation draw:name="f22" draw:formula="0 * ?f5 / 5215811"/>
              <draw:equation draw:name="f23" draw:formula="5419622 * ?f4 / 6107388"/>
              <draw:equation draw:name="f24" draw:formula="4571683 * ?f4 / 6107388"/>
              <draw:equation draw:name="f25" draw:formula="18056 * ?f5 / 5215811"/>
              <draw:equation draw:name="f26" draw:formula="4599282 * ?f4 / 6107388"/>
              <draw:equation draw:name="f27" draw:formula="358324 * ?f5 / 5215811"/>
              <draw:equation draw:name="f28" draw:formula="4988154 * ?f4 / 6107388"/>
              <draw:equation draw:name="f29" draw:formula="1282741 * ?f5 / 5215811"/>
              <draw:equation draw:name="f30" draw:formula="5493193 * ?f4 / 6107388"/>
              <draw:equation draw:name="f31" draw:formula="2172794 * ?f5 / 5215811"/>
              <draw:equation draw:name="f32" draw:formula="5470630 * ?f4 / 6107388"/>
              <draw:equation draw:name="f33" draw:formula="3146893 * ?f5 / 5215811"/>
              <draw:equation draw:name="f34" draw:formula="5016296 * ?f4 / 6107388"/>
              <draw:equation draw:name="f35" draw:formula="3574114 * ?f5 / 5215811"/>
              <draw:equation draw:name="f36" draw:formula="4791124 * ?f4 / 6107388"/>
              <draw:equation draw:name="f37" draw:formula="4244948 * ?f5 / 5215811"/>
              <draw:equation draw:name="f38" draw:formula="4392664 * ?f4 / 6107388"/>
              <draw:equation draw:name="f39" draw:formula="4556385 * ?f5 / 5215811"/>
              <draw:equation draw:name="f40" draw:formula="3902656 * ?f4 / 6107388"/>
              <draw:equation draw:name="f41" draw:formula="4616354 * ?f5 / 5215811"/>
              <draw:equation draw:name="f42" draw:formula="2851680 * ?f4 / 6107388"/>
              <draw:equation draw:name="f43" draw:formula="4269266 * ?f5 / 5215811"/>
              <draw:equation draw:name="f44" draw:formula="1889625 * ?f4 / 6107388"/>
              <draw:equation draw:name="f45" draw:formula="2645976 * ?f5 / 5215811"/>
              <draw:equation draw:name="f46" draw:formula="671162 * ?f4 / 6107388"/>
              <draw:equation draw:name="f47" draw:formula="1648930 * ?f5 / 5215811"/>
              <draw:equation draw:name="f48" draw:formula="573017 * ?f4 / 6107388"/>
              <draw:equation draw:name="f49" draw:formula="771768 * ?f5 / 5215811"/>
              <draw:equation draw:name="f50" draw:formula="865882 * ?f4 / 6107388"/>
              <draw:equation draw:name="f51" draw:formula="433617 * ?f5 / 5215811"/>
              <draw:equation draw:name="f52" draw:formula="1119441 * ?f4 / 6107388"/>
              <draw:equation draw:name="f53" draw:formula="200571 * ?f5 / 5215811"/>
              <draw:equation draw:name="f54" draw:formula="1486480 * ?f4 / 6107388"/>
              <draw:equation draw:name="f55" draw:formula="47077 * ?f5 / 5215811"/>
              <draw:equation draw:name="f56" draw:formula="1753604 * ?f4 / 6107388"/>
              <draw:equation draw:name="f57" draw:formula="1831655 * ?f4 / 6107388"/>
              <draw:equation draw:name="f58" draw:formula="751112 * ?f4 / 6107388"/>
              <draw:equation draw:name="f59" draw:formula="6994 * ?f5 / 5215811"/>
              <draw:equation draw:name="f60" draw:formula="742614 * ?f4 / 6107388"/>
              <draw:equation draw:name="f61" draw:formula="484047 * ?f5 / 5215811"/>
              <draw:equation draw:name="f62" draw:formula="378777 * ?f4 / 6107388"/>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7"/>
              <draw:equation draw:name="f71" draw:formula="?f16 / ?f6"/>
              <draw:equation draw:name="f72" draw:formula="?f17 / ?f7"/>
              <draw:equation draw:name="f73" draw:formula="?f18 / ?f6"/>
              <draw:equation draw:name="f74" draw:formula="?f19 / ?f7"/>
              <draw:equation draw:name="f75" draw:formula="?f20 / ?f6"/>
              <draw:equation draw:name="f76" draw:formula="?f21 / ?f7"/>
              <draw:equation draw:name="f77" draw:formula="?f22 / ?f6"/>
              <draw:equation draw:name="f78" draw:formula="?f23 / ?f7"/>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6"/>
              <draw:equation draw:name="f101" draw:formula="?f46 / ?f7"/>
              <draw:equation draw:name="f102" draw:formula="?f47 / ?f6"/>
              <draw:equation draw:name="f103" draw:formula="?f48 / ?f7"/>
              <draw:equation draw:name="f104" draw:formula="?f49 / ?f6"/>
              <draw:equation draw:name="f105" draw:formula="?f50 / ?f7"/>
              <draw:equation draw:name="f106" draw:formula="?f51 / ?f6"/>
              <draw:equation draw:name="f107" draw:formula="?f52 / ?f7"/>
              <draw:equation draw:name="f108" draw:formula="?f53 / ?f6"/>
              <draw:equation draw:name="f109" draw:formula="?f54 / ?f7"/>
              <draw:equation draw:name="f110" draw:formula="?f55 / ?f6"/>
              <draw:equation draw:name="f111" draw:formula="?f56 / ?f7"/>
              <draw:equation draw:name="f112" draw:formula="?f57 / ?f7"/>
              <draw:equation draw:name="f113" draw:formula="?f58 / ?f7"/>
              <draw:equation draw:name="f114" draw:formula="?f59 / ?f6"/>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custom-shape svg:x="0in" svg:y="0.34926in" svg:width="5.70643in" svg:height="6.67113in" draw:id="id80" draw:style-name="a438" draw:name="Freeform: Shape 17">
            <svg:title/>
            <svg:desc/>
            <text:p text:style-name="a436" text:class-names="" text:cond-style-name=""><text:span text:style-name="a435" text:class-names=""/></text:p>
            <draw:enhanced-geometry xmlns:dr3d="urn:oasis:names:tc:opendocument:xmlns:dr3d:1.0" draw:type="non-primitive" svg:viewBox="0 0 5217956 6100079" draw:enhanced-path="M 1951393 82 C 2237631 -2119 2536431 40011 2855177 125419 3697704 351173 4370490 894159 4779341 1591542 5195534 2301324 5338356 3170855 5108573 4028416 4880819 4878406 4165603 5079965 3459358 5487716 2753114 5895466 2053264 6257288 1203274 6029534 739884 5905369 366399 5685345 59920 5396467 L 0 5333382 0 4205833 58036 4310048 C 197935 4550245 350594 4747142 520779 4907591 763600 5136565 1043821 5291288 1377154 5380604 1963029 5537589 2470519 5282804 3123340 4905715 3269800 4821157 3411134 4747512 3547863 4676342 3804497 4542710 4026085 4427393 4186753 4289376 4329009 4167293 4410589 4037181 4459565 3854399 4548302 3523229 4568981 3185183 4521015 2849377 4474709 2524680 4366564 2215756 4199723 1931213 3863270 1357325 3323982 946439 2681217 774211 2001139 591984 1476322 649699 926547 967112 740730 1074393 668642 1143989 622677 1197863 555599 1276450 492360 1390031 404892 1547314 317047 1705133 204816 1906756 40135 2159090 L 0 2219367 0 915659 58609 828051 C 177453 670481 325846 538291 590688 385385 1032158 130559 1474329 3750 1951393 82 Z N" draw:text-areas="?f110 ?f112 ?f111 ?f113" draw:glue-points="?f59 ?f60 ?f61 ?f62 ?f63 ?f64 ?f65 ?f66 ?f67 ?f68 ?f69 ?f70 ?f71 ?f72 ?f73 ?f74 ?f73 ?f75 ?f76 ?f77 ?f78 ?f79 ?f80 ?f81 ?f82 ?f83 ?f84 ?f85 ?f86 ?f87 ?f88 ?f89 ?f90 ?f91 ?f92 ?f93 ?f94 ?f95 ?f96 ?f97 ?f98 ?f99 ?f100 ?f101 ?f102 ?f103 ?f73 ?f104 ?f73 ?f105 ?f106 ?f107 ?f108 ?f109 ?f59 ?f60"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7956"/>
              <draw:equation draw:name="f7" draw:formula="?f4 / 6100079"/>
              <draw:equation draw:name="f8" draw:formula="1951393 * ?f5 / 5217956"/>
              <draw:equation draw:name="f9" draw:formula="82 * ?f4 / 6100079"/>
              <draw:equation draw:name="f10" draw:formula="2855177 * ?f5 / 5217956"/>
              <draw:equation draw:name="f11" draw:formula="125419 * ?f4 / 6100079"/>
              <draw:equation draw:name="f12" draw:formula="4779341 * ?f5 / 5217956"/>
              <draw:equation draw:name="f13" draw:formula="1591542 * ?f4 / 6100079"/>
              <draw:equation draw:name="f14" draw:formula="5108573 * ?f5 / 5217956"/>
              <draw:equation draw:name="f15" draw:formula="4028416 * ?f4 / 6100079"/>
              <draw:equation draw:name="f16" draw:formula="3459358 * ?f5 / 5217956"/>
              <draw:equation draw:name="f17" draw:formula="5487716 * ?f4 / 6100079"/>
              <draw:equation draw:name="f18" draw:formula="1203274 * ?f5 / 5217956"/>
              <draw:equation draw:name="f19" draw:formula="6029534 * ?f4 / 6100079"/>
              <draw:equation draw:name="f20" draw:formula="59920 * ?f5 / 5217956"/>
              <draw:equation draw:name="f21" draw:formula="5396467 * ?f4 / 6100079"/>
              <draw:equation draw:name="f22" draw:formula="0 * ?f5 / 5217956"/>
              <draw:equation draw:name="f23" draw:formula="5333382 * ?f4 / 6100079"/>
              <draw:equation draw:name="f24" draw:formula="4205833 * ?f4 / 6100079"/>
              <draw:equation draw:name="f25" draw:formula="58036 * ?f5 / 5217956"/>
              <draw:equation draw:name="f26" draw:formula="4310048 * ?f4 / 6100079"/>
              <draw:equation draw:name="f27" draw:formula="520779 * ?f5 / 5217956"/>
              <draw:equation draw:name="f28" draw:formula="4907591 * ?f4 / 6100079"/>
              <draw:equation draw:name="f29" draw:formula="1377154 * ?f5 / 5217956"/>
              <draw:equation draw:name="f30" draw:formula="5380604 * ?f4 / 6100079"/>
              <draw:equation draw:name="f31" draw:formula="3123340 * ?f5 / 5217956"/>
              <draw:equation draw:name="f32" draw:formula="4905715 * ?f4 / 6100079"/>
              <draw:equation draw:name="f33" draw:formula="3547863 * ?f5 / 5217956"/>
              <draw:equation draw:name="f34" draw:formula="4676342 * ?f4 / 6100079"/>
              <draw:equation draw:name="f35" draw:formula="4186753 * ?f5 / 5217956"/>
              <draw:equation draw:name="f36" draw:formula="4289376 * ?f4 / 6100079"/>
              <draw:equation draw:name="f37" draw:formula="4459565 * ?f5 / 5217956"/>
              <draw:equation draw:name="f38" draw:formula="3854399 * ?f4 / 6100079"/>
              <draw:equation draw:name="f39" draw:formula="4521015 * ?f5 / 5217956"/>
              <draw:equation draw:name="f40" draw:formula="2849377 * ?f4 / 6100079"/>
              <draw:equation draw:name="f41" draw:formula="4199723 * ?f5 / 5217956"/>
              <draw:equation draw:name="f42" draw:formula="1931213 * ?f4 / 6100079"/>
              <draw:equation draw:name="f43" draw:formula="2681217 * ?f5 / 5217956"/>
              <draw:equation draw:name="f44" draw:formula="774211 * ?f4 / 6100079"/>
              <draw:equation draw:name="f45" draw:formula="926547 * ?f5 / 5217956"/>
              <draw:equation draw:name="f46" draw:formula="967112 * ?f4 / 6100079"/>
              <draw:equation draw:name="f47" draw:formula="622677 * ?f5 / 5217956"/>
              <draw:equation draw:name="f48" draw:formula="1197863 * ?f4 / 6100079"/>
              <draw:equation draw:name="f49" draw:formula="404892 * ?f5 / 5217956"/>
              <draw:equation draw:name="f50" draw:formula="1547314 * ?f4 / 6100079"/>
              <draw:equation draw:name="f51" draw:formula="40135 * ?f5 / 5217956"/>
              <draw:equation draw:name="f52" draw:formula="2159090 * ?f4 / 6100079"/>
              <draw:equation draw:name="f53" draw:formula="2219367 * ?f4 / 6100079"/>
              <draw:equation draw:name="f54" draw:formula="915659 * ?f4 / 6100079"/>
              <draw:equation draw:name="f55" draw:formula="58609 * ?f5 / 5217956"/>
              <draw:equation draw:name="f56" draw:formula="828051 * ?f4 / 6100079"/>
              <draw:equation draw:name="f57" draw:formula="590688 * ?f5 / 5217956"/>
              <draw:equation draw:name="f58" draw:formula="385385 * ?f4 / 6100079"/>
              <draw:equation draw:name="f59" draw:formula="?f8 / ?f6"/>
              <draw:equation draw:name="f60" draw:formula="?f9 / ?f7"/>
              <draw:equation draw:name="f61" draw:formula="?f10 / ?f6"/>
              <draw:equation draw:name="f62" draw:formula="?f11 / ?f7"/>
              <draw:equation draw:name="f63" draw:formula="?f12 / ?f6"/>
              <draw:equation draw:name="f64" draw:formula="?f13 / ?f7"/>
              <draw:equation draw:name="f65" draw:formula="?f14 / ?f6"/>
              <draw:equation draw:name="f66" draw:formula="?f15 / ?f7"/>
              <draw:equation draw:name="f67" draw:formula="?f16 / ?f6"/>
              <draw:equation draw:name="f68" draw:formula="?f17 / ?f7"/>
              <draw:equation draw:name="f69" draw:formula="?f18 / ?f6"/>
              <draw:equation draw:name="f70" draw:formula="?f19 / ?f7"/>
              <draw:equation draw:name="f71" draw:formula="?f20 / ?f6"/>
              <draw:equation draw:name="f72" draw:formula="?f21 / ?f7"/>
              <draw:equation draw:name="f73" draw:formula="?f22 / ?f6"/>
              <draw:equation draw:name="f74" draw:formula="?f23 / ?f7"/>
              <draw:equation draw:name="f75" draw:formula="?f24 / ?f7"/>
              <draw:equation draw:name="f76" draw:formula="?f25 / ?f6"/>
              <draw:equation draw:name="f77" draw:formula="?f26 / ?f7"/>
              <draw:equation draw:name="f78" draw:formula="?f27 / ?f6"/>
              <draw:equation draw:name="f79" draw:formula="?f28 / ?f7"/>
              <draw:equation draw:name="f80" draw:formula="?f29 / ?f6"/>
              <draw:equation draw:name="f81" draw:formula="?f30 / ?f7"/>
              <draw:equation draw:name="f82" draw:formula="?f31 / ?f6"/>
              <draw:equation draw:name="f83" draw:formula="?f32 / ?f7"/>
              <draw:equation draw:name="f84" draw:formula="?f33 / ?f6"/>
              <draw:equation draw:name="f85" draw:formula="?f34 / ?f7"/>
              <draw:equation draw:name="f86" draw:formula="?f35 / ?f6"/>
              <draw:equation draw:name="f87" draw:formula="?f36 / ?f7"/>
              <draw:equation draw:name="f88" draw:formula="?f37 / ?f6"/>
              <draw:equation draw:name="f89" draw:formula="?f38 / ?f7"/>
              <draw:equation draw:name="f90" draw:formula="?f39 / ?f6"/>
              <draw:equation draw:name="f91" draw:formula="?f40 / ?f7"/>
              <draw:equation draw:name="f92" draw:formula="?f41 / ?f6"/>
              <draw:equation draw:name="f93" draw:formula="?f42 / ?f7"/>
              <draw:equation draw:name="f94" draw:formula="?f43 / ?f6"/>
              <draw:equation draw:name="f95" draw:formula="?f44 / ?f7"/>
              <draw:equation draw:name="f96" draw:formula="?f45 / ?f6"/>
              <draw:equation draw:name="f97" draw:formula="?f46 / ?f7"/>
              <draw:equation draw:name="f98" draw:formula="?f47 / ?f6"/>
              <draw:equation draw:name="f99" draw:formula="?f48 / ?f7"/>
              <draw:equation draw:name="f100" draw:formula="?f49 / ?f6"/>
              <draw:equation draw:name="f101" draw:formula="?f50 / ?f7"/>
              <draw:equation draw:name="f102" draw:formula="?f51 / ?f6"/>
              <draw:equation draw:name="f103" draw:formula="?f52 / ?f7"/>
              <draw:equation draw:name="f104" draw:formula="?f53 / ?f7"/>
              <draw:equation draw:name="f105" draw:formula="?f54 / ?f7"/>
              <draw:equation draw:name="f106" draw:formula="?f55 / ?f6"/>
              <draw:equation draw:name="f107" draw:formula="?f56 / ?f7"/>
              <draw:equation draw:name="f108" draw:formula="?f57 / ?f6"/>
              <draw:equation draw:name="f109" draw:formula="?f58 / ?f7"/>
              <draw:equation draw:name="f110" draw:formula="?f0 / ?f6"/>
              <draw:equation draw:name="f111" draw:formula="?f1 / ?f6"/>
              <draw:equation draw:name="f112" draw:formula="?f2 / ?f7"/>
              <draw:equation draw:name="f113" draw:formula="?f3 / ?f7"/>
            </draw:enhanced-geometry>
          </draw:custom-shape>
          <draw:custom-shape svg:x="0in" svg:y="0.34926in" svg:width="5.70643in" svg:height="6.67113in" draw:id="id81" draw:style-name="a442" draw:name="Freeform: Shape 18">
            <svg:title/>
            <svg:desc/>
            <text:p text:style-name="a440" text:class-names="" text:cond-style-name=""><text:span text:style-name="a439" text:class-names=""/></text:p>
            <draw:enhanced-geometry xmlns:dr3d="urn:oasis:names:tc:opendocument:xmlns:dr3d:1.0" draw:type="non-primitive" svg:viewBox="0 0 5217957 6100079" draw:enhanced-path="M 1951394 82 C 2237632 -2119 2536431 40011 2855178 125419 3697704 351173 4370491 894159 4779341 1591542 5195535 2301324 5338357 3170855 5108574 4028416 4880820 4878406 4165604 5079965 3459359 5487716 2753115 5895466 2053265 6257288 1203275 6029534 739885 5905369 366400 5685345 59921 5396467 L 0 5333381 0 4427327 112056 4602502 C 215300 4749260 325419 4877443 443875 4989110 700709 5231113 996455 5394516 1348175 5488759 1633379 5565179 1910917 5556430 2221463 5461704 2541923 5363721 2870374 5181404 3179339 5003023 3323713 4919760 3463978 4846641 3599638 4775996 3862436 4639263 4089314 4521074 4259765 4374667 4418282 4238625 4513201 4087280 4567742 3883732 4660420 3537853 4682033 3184640 4631929 2833886 4583584 2494734 4470646 2172121 4296412 1874932 3944879 1275559 3381537 846289 2710219 666410 2349955 569877 2030161 539483 1732642 573480 1440866 606814 1158880 703976 870621 870402 670160 986048 589753 1064195 537555 1125324 463218 1212400 397708 1330125 306995 1493030 234596 1623167 145436 1783409 23579 1977465 L 0 2014291 0 915660 58609 828051 C 177453 670481 325847 538291 590689 385385 1032159 130559 1474330 3750 1951394 82 Z N" draw:text-areas="?f118 ?f120 ?f119 ?f121" draw:glue-points="?f63 ?f64 ?f65 ?f66 ?f67 ?f68 ?f69 ?f70 ?f71 ?f72 ?f73 ?f74 ?f75 ?f76 ?f77 ?f78 ?f77 ?f79 ?f80 ?f81 ?f82 ?f83 ?f84 ?f85 ?f86 ?f87 ?f88 ?f89 ?f90 ?f91 ?f92 ?f93 ?f94 ?f95 ?f96 ?f97 ?f98 ?f99 ?f100 ?f101 ?f102 ?f103 ?f104 ?f105 ?f106 ?f107 ?f108 ?f109 ?f110 ?f111 ?f77 ?f112 ?f77 ?f113 ?f114 ?f115 ?f116 ?f117 ?f63 ?f64" draw:glue-point-leaving-directions="-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17957"/>
              <draw:equation draw:name="f7" draw:formula="?f4 / 6100079"/>
              <draw:equation draw:name="f8" draw:formula="1951394 * ?f5 / 5217957"/>
              <draw:equation draw:name="f9" draw:formula="82 * ?f4 / 6100079"/>
              <draw:equation draw:name="f10" draw:formula="2855178 * ?f5 / 5217957"/>
              <draw:equation draw:name="f11" draw:formula="125419 * ?f4 / 6100079"/>
              <draw:equation draw:name="f12" draw:formula="4779341 * ?f5 / 5217957"/>
              <draw:equation draw:name="f13" draw:formula="1591542 * ?f4 / 6100079"/>
              <draw:equation draw:name="f14" draw:formula="5108574 * ?f5 / 5217957"/>
              <draw:equation draw:name="f15" draw:formula="4028416 * ?f4 / 6100079"/>
              <draw:equation draw:name="f16" draw:formula="3459359 * ?f5 / 5217957"/>
              <draw:equation draw:name="f17" draw:formula="5487716 * ?f4 / 6100079"/>
              <draw:equation draw:name="f18" draw:formula="1203275 * ?f5 / 5217957"/>
              <draw:equation draw:name="f19" draw:formula="6029534 * ?f4 / 6100079"/>
              <draw:equation draw:name="f20" draw:formula="59921 * ?f5 / 5217957"/>
              <draw:equation draw:name="f21" draw:formula="5396467 * ?f4 / 6100079"/>
              <draw:equation draw:name="f22" draw:formula="0 * ?f5 / 5217957"/>
              <draw:equation draw:name="f23" draw:formula="5333381 * ?f4 / 6100079"/>
              <draw:equation draw:name="f24" draw:formula="4427327 * ?f4 / 6100079"/>
              <draw:equation draw:name="f25" draw:formula="112056 * ?f5 / 5217957"/>
              <draw:equation draw:name="f26" draw:formula="4602502 * ?f4 / 6100079"/>
              <draw:equation draw:name="f27" draw:formula="443875 * ?f5 / 5217957"/>
              <draw:equation draw:name="f28" draw:formula="4989110 * ?f4 / 6100079"/>
              <draw:equation draw:name="f29" draw:formula="1348175 * ?f5 / 5217957"/>
              <draw:equation draw:name="f30" draw:formula="5488759 * ?f4 / 6100079"/>
              <draw:equation draw:name="f31" draw:formula="2221463 * ?f5 / 5217957"/>
              <draw:equation draw:name="f32" draw:formula="5461704 * ?f4 / 6100079"/>
              <draw:equation draw:name="f33" draw:formula="3179339 * ?f5 / 5217957"/>
              <draw:equation draw:name="f34" draw:formula="5003023 * ?f4 / 6100079"/>
              <draw:equation draw:name="f35" draw:formula="3599638 * ?f5 / 5217957"/>
              <draw:equation draw:name="f36" draw:formula="4775996 * ?f4 / 6100079"/>
              <draw:equation draw:name="f37" draw:formula="4259765 * ?f5 / 5217957"/>
              <draw:equation draw:name="f38" draw:formula="4374667 * ?f4 / 6100079"/>
              <draw:equation draw:name="f39" draw:formula="4567742 * ?f5 / 5217957"/>
              <draw:equation draw:name="f40" draw:formula="3883732 * ?f4 / 6100079"/>
              <draw:equation draw:name="f41" draw:formula="4631929 * ?f5 / 5217957"/>
              <draw:equation draw:name="f42" draw:formula="2833886 * ?f4 / 6100079"/>
              <draw:equation draw:name="f43" draw:formula="4296412 * ?f5 / 5217957"/>
              <draw:equation draw:name="f44" draw:formula="1874932 * ?f4 / 6100079"/>
              <draw:equation draw:name="f45" draw:formula="2710219 * ?f5 / 5217957"/>
              <draw:equation draw:name="f46" draw:formula="666410 * ?f4 / 6100079"/>
              <draw:equation draw:name="f47" draw:formula="1732642 * ?f5 / 5217957"/>
              <draw:equation draw:name="f48" draw:formula="573480 * ?f4 / 6100079"/>
              <draw:equation draw:name="f49" draw:formula="870621 * ?f5 / 5217957"/>
              <draw:equation draw:name="f50" draw:formula="870402 * ?f4 / 6100079"/>
              <draw:equation draw:name="f51" draw:formula="537555 * ?f5 / 5217957"/>
              <draw:equation draw:name="f52" draw:formula="1125324 * ?f4 / 6100079"/>
              <draw:equation draw:name="f53" draw:formula="306995 * ?f5 / 5217957"/>
              <draw:equation draw:name="f54" draw:formula="1493030 * ?f4 / 6100079"/>
              <draw:equation draw:name="f55" draw:formula="23579 * ?f5 / 5217957"/>
              <draw:equation draw:name="f56" draw:formula="1977465 * ?f4 / 6100079"/>
              <draw:equation draw:name="f57" draw:formula="2014291 * ?f4 / 6100079"/>
              <draw:equation draw:name="f58" draw:formula="915660 * ?f4 / 6100079"/>
              <draw:equation draw:name="f59" draw:formula="58609 * ?f5 / 5217957"/>
              <draw:equation draw:name="f60" draw:formula="828051 * ?f4 / 6100079"/>
              <draw:equation draw:name="f61" draw:formula="590689 * ?f5 / 5217957"/>
              <draw:equation draw:name="f62" draw:formula="385385 * ?f4 / 6100079"/>
              <draw:equation draw:name="f63" draw:formula="?f8 / ?f6"/>
              <draw:equation draw:name="f64" draw:formula="?f9 / ?f7"/>
              <draw:equation draw:name="f65" draw:formula="?f10 / ?f6"/>
              <draw:equation draw:name="f66" draw:formula="?f11 / ?f7"/>
              <draw:equation draw:name="f67" draw:formula="?f12 / ?f6"/>
              <draw:equation draw:name="f68" draw:formula="?f13 / ?f7"/>
              <draw:equation draw:name="f69" draw:formula="?f14 / ?f6"/>
              <draw:equation draw:name="f70" draw:formula="?f15 / ?f7"/>
              <draw:equation draw:name="f71" draw:formula="?f16 / ?f6"/>
              <draw:equation draw:name="f72" draw:formula="?f17 / ?f7"/>
              <draw:equation draw:name="f73" draw:formula="?f18 / ?f6"/>
              <draw:equation draw:name="f74" draw:formula="?f19 / ?f7"/>
              <draw:equation draw:name="f75" draw:formula="?f20 / ?f6"/>
              <draw:equation draw:name="f76" draw:formula="?f21 / ?f7"/>
              <draw:equation draw:name="f77" draw:formula="?f22 / ?f6"/>
              <draw:equation draw:name="f78" draw:formula="?f23 / ?f7"/>
              <draw:equation draw:name="f79" draw:formula="?f24 / ?f7"/>
              <draw:equation draw:name="f80" draw:formula="?f25 / ?f6"/>
              <draw:equation draw:name="f81" draw:formula="?f26 / ?f7"/>
              <draw:equation draw:name="f82" draw:formula="?f27 / ?f6"/>
              <draw:equation draw:name="f83" draw:formula="?f28 / ?f7"/>
              <draw:equation draw:name="f84" draw:formula="?f29 / ?f6"/>
              <draw:equation draw:name="f85" draw:formula="?f30 / ?f7"/>
              <draw:equation draw:name="f86" draw:formula="?f31 / ?f6"/>
              <draw:equation draw:name="f87" draw:formula="?f32 / ?f7"/>
              <draw:equation draw:name="f88" draw:formula="?f33 / ?f6"/>
              <draw:equation draw:name="f89" draw:formula="?f34 / ?f7"/>
              <draw:equation draw:name="f90" draw:formula="?f35 / ?f6"/>
              <draw:equation draw:name="f91" draw:formula="?f36 / ?f7"/>
              <draw:equation draw:name="f92" draw:formula="?f37 / ?f6"/>
              <draw:equation draw:name="f93" draw:formula="?f38 / ?f7"/>
              <draw:equation draw:name="f94" draw:formula="?f39 / ?f6"/>
              <draw:equation draw:name="f95" draw:formula="?f40 / ?f7"/>
              <draw:equation draw:name="f96" draw:formula="?f41 / ?f6"/>
              <draw:equation draw:name="f97" draw:formula="?f42 / ?f7"/>
              <draw:equation draw:name="f98" draw:formula="?f43 / ?f6"/>
              <draw:equation draw:name="f99" draw:formula="?f44 / ?f7"/>
              <draw:equation draw:name="f100" draw:formula="?f45 / ?f6"/>
              <draw:equation draw:name="f101" draw:formula="?f46 / ?f7"/>
              <draw:equation draw:name="f102" draw:formula="?f47 / ?f6"/>
              <draw:equation draw:name="f103" draw:formula="?f48 / ?f7"/>
              <draw:equation draw:name="f104" draw:formula="?f49 / ?f6"/>
              <draw:equation draw:name="f105" draw:formula="?f50 / ?f7"/>
              <draw:equation draw:name="f106" draw:formula="?f51 / ?f6"/>
              <draw:equation draw:name="f107" draw:formula="?f52 / ?f7"/>
              <draw:equation draw:name="f108" draw:formula="?f53 / ?f6"/>
              <draw:equation draw:name="f109" draw:formula="?f54 / ?f7"/>
              <draw:equation draw:name="f110" draw:formula="?f55 / ?f6"/>
              <draw:equation draw:name="f111" draw:formula="?f56 / ?f7"/>
              <draw:equation draw:name="f112" draw:formula="?f57 / ?f7"/>
              <draw:equation draw:name="f113" draw:formula="?f58 / ?f7"/>
              <draw:equation draw:name="f114" draw:formula="?f59 / ?f6"/>
              <draw:equation draw:name="f115" draw:formula="?f60 / ?f7"/>
              <draw:equation draw:name="f116" draw:formula="?f61 / ?f6"/>
              <draw:equation draw:name="f117" draw:formula="?f62 / ?f7"/>
              <draw:equation draw:name="f118" draw:formula="?f0 / ?f6"/>
              <draw:equation draw:name="f119" draw:formula="?f1 / ?f6"/>
              <draw:equation draw:name="f120" draw:formula="?f2 / ?f7"/>
              <draw:equation draw:name="f121" draw:formula="?f3 / ?f7"/>
            </draw:enhanced-geometry>
          </draw:custom-shape>
          <draw:custom-shape svg:x="0in" svg:y="0.2162in" svg:width="5.88213in" svg:height="7.00198in" draw:id="id82" draw:style-name="a446" draw:name="Freeform: Shape 19">
            <svg:title/>
            <svg:desc/>
            <text:p text:style-name="a444" text:class-names="" text:cond-style-name=""><text:span text:style-name="a443" text:class-names=""/></text:p>
            <draw:enhanced-geometry xmlns:dr3d="urn:oasis:names:tc:opendocument:xmlns:dr3d:1.0" draw:type="non-primitive" svg:viewBox="0 0 5378623 6402614" draw:enhanced-path="M 2220349 67 C 2484151 1784 2751801 36820 3018161 108191 4722867 564965 5729192 2337049 5265831 4066338 4947269 5255224 4017004 6114300 2912752 6386691 L 2840648 6402614 1474249 6402614 1340218 6370360 C 914042 6256167 531514 6059766 204687 5802379 L 0 5624181 0 5197118 120950 5327736 C 253827 5458395 397634 5575985 553277 5674143 708978 5772084 875421 5851690 1048951 5913372 1070860 5920750 1092382 5928719 1114406 5935664 L 1180375 5956470 1247107 5975278 C 1269462 5981848 1291029 5986236 1313053 5991905 1400808 6012869 1489584 6027036 1578771 6035400 1757312 6051941 1937844 6040152 2116969 6005033 2296104 5969454 2473717 5910978 2648341 5837212 2823148 5763610 2995347 5675863 3166862 5582136 3209843 5558645 3252667 5534880 3295551 5510900 L 3426292 5437546 C 3515217 5388460 3604599 5341930 3693498 5296779 L 3957511 5162806 C 4044259 5118005 4129592 5072941 4212170 5024936 4294563 4976766 4374532 4926554 4449651 4870986 4524973 4815937 4596075 4756163 4659728 4689640 4723566 4623283 4780828 4550758 4830457 4472596 4880087 4394434 4921716 4310302 4955705 4222268 L 4968352 4189141 4979564 4155400 4990913 4121577 C 4994441 4110119 4997522 4098194 5000865 4086570 L 5020612 4016281 5030486 3981137 5035423 3963565 5039507 3945765 C 5050088 3898175 5061308 3850756 5071597 3802972 L 5096108 3658610 C 5102684 3610180 5107604 3561536 5113299 3512985 L 5115328 3494749 5116446 3476502 5118711 3439898 5123270 3366583 C 5126606 3268829 5127431 3170634 5121172 3072860 L 5119473 3036121 C 5118968 3023930 5117310 3011778 5116244 2999552 L 5109221 2926379 C 5105544 2877404 5096760 2829145 5089643 2780639 L 5084078 2744255 C 5082420 2732104 5080412 2719974 5077785 2708026 L 5063128 2636053 C 5057902 2612048 5053511 2587920 5047530 2564176 L 5028967 2493127 C 4979424 2303537 4909775 2119458 4822623 1944830 4648947 1594931 4401749 1285261 4108183 1038170 3961444 914460 3803854 805232 3638213 712395 L 3575480 678662 C 3554450 667578 3534194 655311 3512574 645577 L 3448603 614757 3416617 599347 C 3406000 594185 3395413 588913 3384352 584559 3340850 566062 3297707 547083 3254088 529021 3209736 512847 3165607 496270 3121640 479505 L 2987193 436176 C 2942116 422708 2896575 410968 2851296 398256 2759507 375285 2666373 353923 2573611 336717 2387776 301762 2200839 280304 2014208 276896 1827605 273381 1641223 288238 1457097 322828 1272912 357634 1091595 413727 914684 486648 L 848661 515093 C 826573 524592 804281 533573 782834 544519 L 717715 575988 C 696005 586632 673986 596729 653112 608523 568070 653782 483901 700897 406671 756246 327441 809669 256836 872706 191033 942131 175048 959988 159064 977846 143339 996006 L 98848 1053288 C 83542 1072023 70312 1092822 56083 1112657 42010 1132765 27965 1152765 14889 1173837 L 0 1198088 0 888809 88781 802825 C 672175 289643 1428944 -5083 2220349 67 Z N" draw:text-areas="?f336 ?f338 ?f337 ?f339" draw:glue-points="?f172 ?f173 ?f174 ?f175 ?f176 ?f177 ?f178 ?f179 ?f180 ?f181 ?f182 ?f181 ?f183 ?f184 ?f185 ?f186 ?f187 ?f188 ?f187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187 ?f332 ?f187 ?f333 ?f334 ?f335 ?f172 ?f17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8623"/>
              <draw:equation draw:name="f7" draw:formula="?f4 / 6402614"/>
              <draw:equation draw:name="f8" draw:formula="2220349 * ?f5 / 5378623"/>
              <draw:equation draw:name="f9" draw:formula="67 * ?f4 / 6402614"/>
              <draw:equation draw:name="f10" draw:formula="3018161 * ?f5 / 5378623"/>
              <draw:equation draw:name="f11" draw:formula="108191 * ?f4 / 6402614"/>
              <draw:equation draw:name="f12" draw:formula="5265831 * ?f5 / 5378623"/>
              <draw:equation draw:name="f13" draw:formula="4066338 * ?f4 / 6402614"/>
              <draw:equation draw:name="f14" draw:formula="2912752 * ?f5 / 5378623"/>
              <draw:equation draw:name="f15" draw:formula="6386691 * ?f4 / 6402614"/>
              <draw:equation draw:name="f16" draw:formula="2840648 * ?f5 / 5378623"/>
              <draw:equation draw:name="f17" draw:formula="6402614 * ?f4 / 6402614"/>
              <draw:equation draw:name="f18" draw:formula="1474249 * ?f5 / 5378623"/>
              <draw:equation draw:name="f19" draw:formula="1340218 * ?f5 / 5378623"/>
              <draw:equation draw:name="f20" draw:formula="6370360 * ?f4 / 6402614"/>
              <draw:equation draw:name="f21" draw:formula="204687 * ?f5 / 5378623"/>
              <draw:equation draw:name="f22" draw:formula="5802379 * ?f4 / 6402614"/>
              <draw:equation draw:name="f23" draw:formula="0 * ?f5 / 5378623"/>
              <draw:equation draw:name="f24" draw:formula="5624181 * ?f4 / 6402614"/>
              <draw:equation draw:name="f25" draw:formula="5197118 * ?f4 / 6402614"/>
              <draw:equation draw:name="f26" draw:formula="120950 * ?f5 / 5378623"/>
              <draw:equation draw:name="f27" draw:formula="5327736 * ?f4 / 6402614"/>
              <draw:equation draw:name="f28" draw:formula="553277 * ?f5 / 5378623"/>
              <draw:equation draw:name="f29" draw:formula="5674143 * ?f4 / 6402614"/>
              <draw:equation draw:name="f30" draw:formula="1048951 * ?f5 / 5378623"/>
              <draw:equation draw:name="f31" draw:formula="5913372 * ?f4 / 6402614"/>
              <draw:equation draw:name="f32" draw:formula="1114406 * ?f5 / 5378623"/>
              <draw:equation draw:name="f33" draw:formula="5935664 * ?f4 / 6402614"/>
              <draw:equation draw:name="f34" draw:formula="1180375 * ?f5 / 5378623"/>
              <draw:equation draw:name="f35" draw:formula="5956470 * ?f4 / 6402614"/>
              <draw:equation draw:name="f36" draw:formula="1247107 * ?f5 / 5378623"/>
              <draw:equation draw:name="f37" draw:formula="5975278 * ?f4 / 6402614"/>
              <draw:equation draw:name="f38" draw:formula="1313053 * ?f5 / 5378623"/>
              <draw:equation draw:name="f39" draw:formula="5991905 * ?f4 / 6402614"/>
              <draw:equation draw:name="f40" draw:formula="1578771 * ?f5 / 5378623"/>
              <draw:equation draw:name="f41" draw:formula="6035400 * ?f4 / 6402614"/>
              <draw:equation draw:name="f42" draw:formula="2116969 * ?f5 / 5378623"/>
              <draw:equation draw:name="f43" draw:formula="6005033 * ?f4 / 6402614"/>
              <draw:equation draw:name="f44" draw:formula="2648341 * ?f5 / 5378623"/>
              <draw:equation draw:name="f45" draw:formula="5837212 * ?f4 / 6402614"/>
              <draw:equation draw:name="f46" draw:formula="3166862 * ?f5 / 5378623"/>
              <draw:equation draw:name="f47" draw:formula="5582136 * ?f4 / 6402614"/>
              <draw:equation draw:name="f48" draw:formula="3295551 * ?f5 / 5378623"/>
              <draw:equation draw:name="f49" draw:formula="5510900 * ?f4 / 6402614"/>
              <draw:equation draw:name="f50" draw:formula="3426292 * ?f5 / 5378623"/>
              <draw:equation draw:name="f51" draw:formula="5437546 * ?f4 / 6402614"/>
              <draw:equation draw:name="f52" draw:formula="3693498 * ?f5 / 5378623"/>
              <draw:equation draw:name="f53" draw:formula="5296779 * ?f4 / 6402614"/>
              <draw:equation draw:name="f54" draw:formula="3957511 * ?f5 / 5378623"/>
              <draw:equation draw:name="f55" draw:formula="5162806 * ?f4 / 6402614"/>
              <draw:equation draw:name="f56" draw:formula="4212170 * ?f5 / 5378623"/>
              <draw:equation draw:name="f57" draw:formula="5024936 * ?f4 / 6402614"/>
              <draw:equation draw:name="f58" draw:formula="4449651 * ?f5 / 5378623"/>
              <draw:equation draw:name="f59" draw:formula="4870986 * ?f4 / 6402614"/>
              <draw:equation draw:name="f60" draw:formula="4659728 * ?f5 / 5378623"/>
              <draw:equation draw:name="f61" draw:formula="4689640 * ?f4 / 6402614"/>
              <draw:equation draw:name="f62" draw:formula="4830457 * ?f5 / 5378623"/>
              <draw:equation draw:name="f63" draw:formula="4472596 * ?f4 / 6402614"/>
              <draw:equation draw:name="f64" draw:formula="4955705 * ?f5 / 5378623"/>
              <draw:equation draw:name="f65" draw:formula="4222268 * ?f4 / 6402614"/>
              <draw:equation draw:name="f66" draw:formula="4968352 * ?f5 / 5378623"/>
              <draw:equation draw:name="f67" draw:formula="4189141 * ?f4 / 6402614"/>
              <draw:equation draw:name="f68" draw:formula="4979564 * ?f5 / 5378623"/>
              <draw:equation draw:name="f69" draw:formula="4155400 * ?f4 / 6402614"/>
              <draw:equation draw:name="f70" draw:formula="4990913 * ?f5 / 5378623"/>
              <draw:equation draw:name="f71" draw:formula="4121577 * ?f4 / 6402614"/>
              <draw:equation draw:name="f72" draw:formula="5000865 * ?f5 / 5378623"/>
              <draw:equation draw:name="f73" draw:formula="4086570 * ?f4 / 6402614"/>
              <draw:equation draw:name="f74" draw:formula="5020612 * ?f5 / 5378623"/>
              <draw:equation draw:name="f75" draw:formula="4016281 * ?f4 / 6402614"/>
              <draw:equation draw:name="f76" draw:formula="5030486 * ?f5 / 5378623"/>
              <draw:equation draw:name="f77" draw:formula="3981137 * ?f4 / 6402614"/>
              <draw:equation draw:name="f78" draw:formula="5035423 * ?f5 / 5378623"/>
              <draw:equation draw:name="f79" draw:formula="3963565 * ?f4 / 6402614"/>
              <draw:equation draw:name="f80" draw:formula="5039507 * ?f5 / 5378623"/>
              <draw:equation draw:name="f81" draw:formula="3945765 * ?f4 / 6402614"/>
              <draw:equation draw:name="f82" draw:formula="5071597 * ?f5 / 5378623"/>
              <draw:equation draw:name="f83" draw:formula="3802972 * ?f4 / 6402614"/>
              <draw:equation draw:name="f84" draw:formula="5096108 * ?f5 / 5378623"/>
              <draw:equation draw:name="f85" draw:formula="3658610 * ?f4 / 6402614"/>
              <draw:equation draw:name="f86" draw:formula="5113299 * ?f5 / 5378623"/>
              <draw:equation draw:name="f87" draw:formula="3512985 * ?f4 / 6402614"/>
              <draw:equation draw:name="f88" draw:formula="5115328 * ?f5 / 5378623"/>
              <draw:equation draw:name="f89" draw:formula="3494749 * ?f4 / 6402614"/>
              <draw:equation draw:name="f90" draw:formula="5116446 * ?f5 / 5378623"/>
              <draw:equation draw:name="f91" draw:formula="3476502 * ?f4 / 6402614"/>
              <draw:equation draw:name="f92" draw:formula="5118711 * ?f5 / 5378623"/>
              <draw:equation draw:name="f93" draw:formula="3439898 * ?f4 / 6402614"/>
              <draw:equation draw:name="f94" draw:formula="5123270 * ?f5 / 5378623"/>
              <draw:equation draw:name="f95" draw:formula="3366583 * ?f4 / 6402614"/>
              <draw:equation draw:name="f96" draw:formula="5121172 * ?f5 / 5378623"/>
              <draw:equation draw:name="f97" draw:formula="3072860 * ?f4 / 6402614"/>
              <draw:equation draw:name="f98" draw:formula="5119473 * ?f5 / 5378623"/>
              <draw:equation draw:name="f99" draw:formula="3036121 * ?f4 / 6402614"/>
              <draw:equation draw:name="f100" draw:formula="5116244 * ?f5 / 5378623"/>
              <draw:equation draw:name="f101" draw:formula="2999552 * ?f4 / 6402614"/>
              <draw:equation draw:name="f102" draw:formula="5109221 * ?f5 / 5378623"/>
              <draw:equation draw:name="f103" draw:formula="2926379 * ?f4 / 6402614"/>
              <draw:equation draw:name="f104" draw:formula="5089643 * ?f5 / 5378623"/>
              <draw:equation draw:name="f105" draw:formula="2780639 * ?f4 / 6402614"/>
              <draw:equation draw:name="f106" draw:formula="5084078 * ?f5 / 5378623"/>
              <draw:equation draw:name="f107" draw:formula="2744255 * ?f4 / 6402614"/>
              <draw:equation draw:name="f108" draw:formula="5077785 * ?f5 / 5378623"/>
              <draw:equation draw:name="f109" draw:formula="2708026 * ?f4 / 6402614"/>
              <draw:equation draw:name="f110" draw:formula="5063128 * ?f5 / 5378623"/>
              <draw:equation draw:name="f111" draw:formula="2636053 * ?f4 / 6402614"/>
              <draw:equation draw:name="f112" draw:formula="5047530 * ?f5 / 5378623"/>
              <draw:equation draw:name="f113" draw:formula="2564176 * ?f4 / 6402614"/>
              <draw:equation draw:name="f114" draw:formula="5028967 * ?f5 / 5378623"/>
              <draw:equation draw:name="f115" draw:formula="2493127 * ?f4 / 6402614"/>
              <draw:equation draw:name="f116" draw:formula="4822623 * ?f5 / 5378623"/>
              <draw:equation draw:name="f117" draw:formula="1944830 * ?f4 / 6402614"/>
              <draw:equation draw:name="f118" draw:formula="4108183 * ?f5 / 5378623"/>
              <draw:equation draw:name="f119" draw:formula="1038170 * ?f4 / 6402614"/>
              <draw:equation draw:name="f120" draw:formula="3638213 * ?f5 / 5378623"/>
              <draw:equation draw:name="f121" draw:formula="712395 * ?f4 / 6402614"/>
              <draw:equation draw:name="f122" draw:formula="3575480 * ?f5 / 5378623"/>
              <draw:equation draw:name="f123" draw:formula="678662 * ?f4 / 6402614"/>
              <draw:equation draw:name="f124" draw:formula="3512574 * ?f5 / 5378623"/>
              <draw:equation draw:name="f125" draw:formula="645577 * ?f4 / 6402614"/>
              <draw:equation draw:name="f126" draw:formula="3448603 * ?f5 / 5378623"/>
              <draw:equation draw:name="f127" draw:formula="614757 * ?f4 / 6402614"/>
              <draw:equation draw:name="f128" draw:formula="3416617 * ?f5 / 5378623"/>
              <draw:equation draw:name="f129" draw:formula="599347 * ?f4 / 6402614"/>
              <draw:equation draw:name="f130" draw:formula="3384352 * ?f5 / 5378623"/>
              <draw:equation draw:name="f131" draw:formula="584559 * ?f4 / 6402614"/>
              <draw:equation draw:name="f132" draw:formula="3254088 * ?f5 / 5378623"/>
              <draw:equation draw:name="f133" draw:formula="529021 * ?f4 / 6402614"/>
              <draw:equation draw:name="f134" draw:formula="3121640 * ?f5 / 5378623"/>
              <draw:equation draw:name="f135" draw:formula="479505 * ?f4 / 6402614"/>
              <draw:equation draw:name="f136" draw:formula="2987193 * ?f5 / 5378623"/>
              <draw:equation draw:name="f137" draw:formula="436176 * ?f4 / 6402614"/>
              <draw:equation draw:name="f138" draw:formula="2851296 * ?f5 / 5378623"/>
              <draw:equation draw:name="f139" draw:formula="398256 * ?f4 / 6402614"/>
              <draw:equation draw:name="f140" draw:formula="2573611 * ?f5 / 5378623"/>
              <draw:equation draw:name="f141" draw:formula="336717 * ?f4 / 6402614"/>
              <draw:equation draw:name="f142" draw:formula="2014208 * ?f5 / 5378623"/>
              <draw:equation draw:name="f143" draw:formula="276896 * ?f4 / 6402614"/>
              <draw:equation draw:name="f144" draw:formula="1457097 * ?f5 / 5378623"/>
              <draw:equation draw:name="f145" draw:formula="322828 * ?f4 / 6402614"/>
              <draw:equation draw:name="f146" draw:formula="914684 * ?f5 / 5378623"/>
              <draw:equation draw:name="f147" draw:formula="486648 * ?f4 / 6402614"/>
              <draw:equation draw:name="f148" draw:formula="848661 * ?f5 / 5378623"/>
              <draw:equation draw:name="f149" draw:formula="515093 * ?f4 / 6402614"/>
              <draw:equation draw:name="f150" draw:formula="782834 * ?f5 / 5378623"/>
              <draw:equation draw:name="f151" draw:formula="544519 * ?f4 / 6402614"/>
              <draw:equation draw:name="f152" draw:formula="717715 * ?f5 / 5378623"/>
              <draw:equation draw:name="f153" draw:formula="575988 * ?f4 / 6402614"/>
              <draw:equation draw:name="f154" draw:formula="653112 * ?f5 / 5378623"/>
              <draw:equation draw:name="f155" draw:formula="608523 * ?f4 / 6402614"/>
              <draw:equation draw:name="f156" draw:formula="406671 * ?f5 / 5378623"/>
              <draw:equation draw:name="f157" draw:formula="756246 * ?f4 / 6402614"/>
              <draw:equation draw:name="f158" draw:formula="191033 * ?f5 / 5378623"/>
              <draw:equation draw:name="f159" draw:formula="942131 * ?f4 / 6402614"/>
              <draw:equation draw:name="f160" draw:formula="143339 * ?f5 / 5378623"/>
              <draw:equation draw:name="f161" draw:formula="996006 * ?f4 / 6402614"/>
              <draw:equation draw:name="f162" draw:formula="98848 * ?f5 / 5378623"/>
              <draw:equation draw:name="f163" draw:formula="1053288 * ?f4 / 6402614"/>
              <draw:equation draw:name="f164" draw:formula="56083 * ?f5 / 5378623"/>
              <draw:equation draw:name="f165" draw:formula="1112657 * ?f4 / 6402614"/>
              <draw:equation draw:name="f166" draw:formula="14889 * ?f5 / 5378623"/>
              <draw:equation draw:name="f167" draw:formula="1173837 * ?f4 / 6402614"/>
              <draw:equation draw:name="f168" draw:formula="1198088 * ?f4 / 6402614"/>
              <draw:equation draw:name="f169" draw:formula="888809 * ?f4 / 6402614"/>
              <draw:equation draw:name="f170" draw:formula="88781 * ?f5 / 5378623"/>
              <draw:equation draw:name="f171" draw:formula="802825 * ?f4 / 6402614"/>
              <draw:equation draw:name="f172" draw:formula="?f8 / ?f6"/>
              <draw:equation draw:name="f173" draw:formula="?f9 / ?f7"/>
              <draw:equation draw:name="f174" draw:formula="?f10 / ?f6"/>
              <draw:equation draw:name="f175" draw:formula="?f11 / ?f7"/>
              <draw:equation draw:name="f176" draw:formula="?f12 / ?f6"/>
              <draw:equation draw:name="f177" draw:formula="?f13 / ?f7"/>
              <draw:equation draw:name="f178" draw:formula="?f14 / ?f6"/>
              <draw:equation draw:name="f179" draw:formula="?f15 / ?f7"/>
              <draw:equation draw:name="f180" draw:formula="?f16 / ?f6"/>
              <draw:equation draw:name="f181" draw:formula="?f17 / ?f7"/>
              <draw:equation draw:name="f182" draw:formula="?f18 / ?f6"/>
              <draw:equation draw:name="f183" draw:formula="?f19 / ?f6"/>
              <draw:equation draw:name="f184" draw:formula="?f20 / ?f7"/>
              <draw:equation draw:name="f185" draw:formula="?f21 / ?f6"/>
              <draw:equation draw:name="f186" draw:formula="?f22 / ?f7"/>
              <draw:equation draw:name="f187" draw:formula="?f23 / ?f6"/>
              <draw:equation draw:name="f188" draw:formula="?f24 / ?f7"/>
              <draw:equation draw:name="f189" draw:formula="?f25 / ?f7"/>
              <draw:equation draw:name="f190" draw:formula="?f26 / ?f6"/>
              <draw:equation draw:name="f191" draw:formula="?f27 / ?f7"/>
              <draw:equation draw:name="f192" draw:formula="?f28 / ?f6"/>
              <draw:equation draw:name="f193" draw:formula="?f29 / ?f7"/>
              <draw:equation draw:name="f194" draw:formula="?f30 / ?f6"/>
              <draw:equation draw:name="f195" draw:formula="?f31 / ?f7"/>
              <draw:equation draw:name="f196" draw:formula="?f32 / ?f6"/>
              <draw:equation draw:name="f197" draw:formula="?f33 / ?f7"/>
              <draw:equation draw:name="f198" draw:formula="?f34 / ?f6"/>
              <draw:equation draw:name="f199" draw:formula="?f35 / ?f7"/>
              <draw:equation draw:name="f200" draw:formula="?f36 / ?f6"/>
              <draw:equation draw:name="f201" draw:formula="?f37 / ?f7"/>
              <draw:equation draw:name="f202" draw:formula="?f38 / ?f6"/>
              <draw:equation draw:name="f203" draw:formula="?f39 / ?f7"/>
              <draw:equation draw:name="f204" draw:formula="?f40 / ?f6"/>
              <draw:equation draw:name="f205" draw:formula="?f41 / ?f7"/>
              <draw:equation draw:name="f206" draw:formula="?f42 / ?f6"/>
              <draw:equation draw:name="f207" draw:formula="?f43 / ?f7"/>
              <draw:equation draw:name="f208" draw:formula="?f44 / ?f6"/>
              <draw:equation draw:name="f209" draw:formula="?f45 / ?f7"/>
              <draw:equation draw:name="f210" draw:formula="?f46 / ?f6"/>
              <draw:equation draw:name="f211" draw:formula="?f47 / ?f7"/>
              <draw:equation draw:name="f212" draw:formula="?f48 / ?f6"/>
              <draw:equation draw:name="f213" draw:formula="?f49 / ?f7"/>
              <draw:equation draw:name="f214" draw:formula="?f50 / ?f6"/>
              <draw:equation draw:name="f215" draw:formula="?f51 / ?f7"/>
              <draw:equation draw:name="f216" draw:formula="?f52 / ?f6"/>
              <draw:equation draw:name="f217" draw:formula="?f53 / ?f7"/>
              <draw:equation draw:name="f218" draw:formula="?f54 / ?f6"/>
              <draw:equation draw:name="f219" draw:formula="?f55 / ?f7"/>
              <draw:equation draw:name="f220" draw:formula="?f56 / ?f6"/>
              <draw:equation draw:name="f221" draw:formula="?f57 / ?f7"/>
              <draw:equation draw:name="f222" draw:formula="?f58 / ?f6"/>
              <draw:equation draw:name="f223" draw:formula="?f59 / ?f7"/>
              <draw:equation draw:name="f224" draw:formula="?f60 / ?f6"/>
              <draw:equation draw:name="f225" draw:formula="?f61 / ?f7"/>
              <draw:equation draw:name="f226" draw:formula="?f62 / ?f6"/>
              <draw:equation draw:name="f227" draw:formula="?f63 / ?f7"/>
              <draw:equation draw:name="f228" draw:formula="?f64 / ?f6"/>
              <draw:equation draw:name="f229" draw:formula="?f65 / ?f7"/>
              <draw:equation draw:name="f230" draw:formula="?f66 / ?f6"/>
              <draw:equation draw:name="f231" draw:formula="?f67 / ?f7"/>
              <draw:equation draw:name="f232" draw:formula="?f68 / ?f6"/>
              <draw:equation draw:name="f233" draw:formula="?f69 / ?f7"/>
              <draw:equation draw:name="f234" draw:formula="?f70 / ?f6"/>
              <draw:equation draw:name="f235" draw:formula="?f71 / ?f7"/>
              <draw:equation draw:name="f236" draw:formula="?f72 / ?f6"/>
              <draw:equation draw:name="f237" draw:formula="?f73 / ?f7"/>
              <draw:equation draw:name="f238" draw:formula="?f74 / ?f6"/>
              <draw:equation draw:name="f239" draw:formula="?f75 / ?f7"/>
              <draw:equation draw:name="f240" draw:formula="?f76 / ?f6"/>
              <draw:equation draw:name="f241" draw:formula="?f77 / ?f7"/>
              <draw:equation draw:name="f242" draw:formula="?f78 / ?f6"/>
              <draw:equation draw:name="f243" draw:formula="?f79 / ?f7"/>
              <draw:equation draw:name="f244" draw:formula="?f80 / ?f6"/>
              <draw:equation draw:name="f245" draw:formula="?f81 / ?f7"/>
              <draw:equation draw:name="f246" draw:formula="?f82 / ?f6"/>
              <draw:equation draw:name="f247" draw:formula="?f83 / ?f7"/>
              <draw:equation draw:name="f248" draw:formula="?f84 / ?f6"/>
              <draw:equation draw:name="f249" draw:formula="?f85 / ?f7"/>
              <draw:equation draw:name="f250" draw:formula="?f86 / ?f6"/>
              <draw:equation draw:name="f251" draw:formula="?f87 / ?f7"/>
              <draw:equation draw:name="f252" draw:formula="?f88 / ?f6"/>
              <draw:equation draw:name="f253" draw:formula="?f89 / ?f7"/>
              <draw:equation draw:name="f254" draw:formula="?f90 / ?f6"/>
              <draw:equation draw:name="f255" draw:formula="?f91 / ?f7"/>
              <draw:equation draw:name="f256" draw:formula="?f92 / ?f6"/>
              <draw:equation draw:name="f257" draw:formula="?f93 / ?f7"/>
              <draw:equation draw:name="f258" draw:formula="?f94 / ?f6"/>
              <draw:equation draw:name="f259" draw:formula="?f95 / ?f7"/>
              <draw:equation draw:name="f260" draw:formula="?f96 / ?f6"/>
              <draw:equation draw:name="f261" draw:formula="?f97 / ?f7"/>
              <draw:equation draw:name="f262" draw:formula="?f98 / ?f6"/>
              <draw:equation draw:name="f263" draw:formula="?f99 / ?f7"/>
              <draw:equation draw:name="f264" draw:formula="?f100 / ?f6"/>
              <draw:equation draw:name="f265" draw:formula="?f101 / ?f7"/>
              <draw:equation draw:name="f266" draw:formula="?f102 / ?f6"/>
              <draw:equation draw:name="f267" draw:formula="?f103 / ?f7"/>
              <draw:equation draw:name="f268" draw:formula="?f104 / ?f6"/>
              <draw:equation draw:name="f269" draw:formula="?f105 / ?f7"/>
              <draw:equation draw:name="f270" draw:formula="?f106 / ?f6"/>
              <draw:equation draw:name="f271" draw:formula="?f107 / ?f7"/>
              <draw:equation draw:name="f272" draw:formula="?f108 / ?f6"/>
              <draw:equation draw:name="f273" draw:formula="?f109 / ?f7"/>
              <draw:equation draw:name="f274" draw:formula="?f110 / ?f6"/>
              <draw:equation draw:name="f275" draw:formula="?f111 / ?f7"/>
              <draw:equation draw:name="f276" draw:formula="?f112 / ?f6"/>
              <draw:equation draw:name="f277" draw:formula="?f113 / ?f7"/>
              <draw:equation draw:name="f278" draw:formula="?f114 / ?f6"/>
              <draw:equation draw:name="f279" draw:formula="?f115 / ?f7"/>
              <draw:equation draw:name="f280" draw:formula="?f116 / ?f6"/>
              <draw:equation draw:name="f281" draw:formula="?f117 / ?f7"/>
              <draw:equation draw:name="f282" draw:formula="?f118 / ?f6"/>
              <draw:equation draw:name="f283" draw:formula="?f119 / ?f7"/>
              <draw:equation draw:name="f284" draw:formula="?f120 / ?f6"/>
              <draw:equation draw:name="f285" draw:formula="?f121 / ?f7"/>
              <draw:equation draw:name="f286" draw:formula="?f122 / ?f6"/>
              <draw:equation draw:name="f287" draw:formula="?f123 / ?f7"/>
              <draw:equation draw:name="f288" draw:formula="?f124 / ?f6"/>
              <draw:equation draw:name="f289" draw:formula="?f125 / ?f7"/>
              <draw:equation draw:name="f290" draw:formula="?f126 / ?f6"/>
              <draw:equation draw:name="f291" draw:formula="?f127 / ?f7"/>
              <draw:equation draw:name="f292" draw:formula="?f128 / ?f6"/>
              <draw:equation draw:name="f293" draw:formula="?f129 / ?f7"/>
              <draw:equation draw:name="f294" draw:formula="?f130 / ?f6"/>
              <draw:equation draw:name="f295" draw:formula="?f131 / ?f7"/>
              <draw:equation draw:name="f296" draw:formula="?f132 / ?f6"/>
              <draw:equation draw:name="f297" draw:formula="?f133 / ?f7"/>
              <draw:equation draw:name="f298" draw:formula="?f134 / ?f6"/>
              <draw:equation draw:name="f299" draw:formula="?f135 / ?f7"/>
              <draw:equation draw:name="f300" draw:formula="?f136 / ?f6"/>
              <draw:equation draw:name="f301" draw:formula="?f137 / ?f7"/>
              <draw:equation draw:name="f302" draw:formula="?f138 / ?f6"/>
              <draw:equation draw:name="f303" draw:formula="?f139 / ?f7"/>
              <draw:equation draw:name="f304" draw:formula="?f140 / ?f6"/>
              <draw:equation draw:name="f305" draw:formula="?f141 / ?f7"/>
              <draw:equation draw:name="f306" draw:formula="?f142 / ?f6"/>
              <draw:equation draw:name="f307" draw:formula="?f143 / ?f7"/>
              <draw:equation draw:name="f308" draw:formula="?f144 / ?f6"/>
              <draw:equation draw:name="f309" draw:formula="?f145 / ?f7"/>
              <draw:equation draw:name="f310" draw:formula="?f146 / ?f6"/>
              <draw:equation draw:name="f311" draw:formula="?f147 / ?f7"/>
              <draw:equation draw:name="f312" draw:formula="?f148 / ?f6"/>
              <draw:equation draw:name="f313" draw:formula="?f149 / ?f7"/>
              <draw:equation draw:name="f314" draw:formula="?f150 / ?f6"/>
              <draw:equation draw:name="f315" draw:formula="?f151 / ?f7"/>
              <draw:equation draw:name="f316" draw:formula="?f152 / ?f6"/>
              <draw:equation draw:name="f317" draw:formula="?f153 / ?f7"/>
              <draw:equation draw:name="f318" draw:formula="?f154 / ?f6"/>
              <draw:equation draw:name="f319" draw:formula="?f155 / ?f7"/>
              <draw:equation draw:name="f320" draw:formula="?f156 / ?f6"/>
              <draw:equation draw:name="f321" draw:formula="?f157 / ?f7"/>
              <draw:equation draw:name="f322" draw:formula="?f158 / ?f6"/>
              <draw:equation draw:name="f323" draw:formula="?f159 / ?f7"/>
              <draw:equation draw:name="f324" draw:formula="?f160 / ?f6"/>
              <draw:equation draw:name="f325" draw:formula="?f161 / ?f7"/>
              <draw:equation draw:name="f326" draw:formula="?f162 / ?f6"/>
              <draw:equation draw:name="f327" draw:formula="?f163 / ?f7"/>
              <draw:equation draw:name="f328" draw:formula="?f164 / ?f6"/>
              <draw:equation draw:name="f329" draw:formula="?f165 / ?f7"/>
              <draw:equation draw:name="f330" draw:formula="?f166 / ?f6"/>
              <draw:equation draw:name="f331" draw:formula="?f167 / ?f7"/>
              <draw:equation draw:name="f332" draw:formula="?f168 / ?f7"/>
              <draw:equation draw:name="f333" draw:formula="?f169 / ?f7"/>
              <draw:equation draw:name="f334" draw:formula="?f170 / ?f6"/>
              <draw:equation draw:name="f335" draw:formula="?f171 / ?f7"/>
              <draw:equation draw:name="f336" draw:formula="?f0 / ?f6"/>
              <draw:equation draw:name="f337" draw:formula="?f1 / ?f6"/>
              <draw:equation draw:name="f338" draw:formula="?f2 / ?f7"/>
              <draw:equation draw:name="f339" draw:formula="?f3 / ?f7"/>
            </draw:enhanced-geometry>
          </draw:custom-shape>
        </draw:g>
        <draw:frame draw:id="id77" draw:style-name="a426" draw:name="Picture 5" svg:x="6.01696in" svg:y="0.43617in" svg:width="6.749in" svg:height="6.78201in" style:rel-width="scale" style:rel-height="scale">
          <draw:image xlink:href="media/image6.jpeg" xlink:type="simple" xlink:show="embed" xlink:actuate="onLoad"/>
          <svg:title/>
          <svg:desc>A list of the twelve factor app

Description automatically generated</svg:desc>
        </draw:frame>
      </draw:page>
      <draw:page draw:name="Slide6" draw:style-name="a447" draw:master-page-name="Master1-Layout6-titleOnly-Title-Only" presentation:presentation-page-layout-name="Master1-PPL6" draw:id="Slide-261">
        <draw:custom-shape svg:x="0in" svg:y="0in" svg:width="13.33in" svg:height="7.5in" draw:id="id83" draw:style-name="a450" draw:name="Rectangle 23">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frame draw:id="id84" presentation:style-name="a453" draw:name="Title 1" svg:x="0.69869in" svg:y="0.5in" svg:width="11.93093in" svg:height="1.49673in" presentation:class="title" presentation:placeholder="false">
          <draw:text-box>
            <text:p text:style-name="a452" text:class-names="" text:cond-style-name=""><text:span text:style-name="a451" text:class-names="">OSI Model</text:span></text:p>
          </draw:text-box>
          <svg:title/>
          <svg:desc/>
        </draw:frame>
        <draw:custom-shape svg:x="4.86667in" svg:y="2.02393in" svg:width="3.6in" svg:height="0.02in" draw:id="id85" draw:style-name="a456" draw:name="sketch line">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frame draw:id="id86" draw:style-name="a457" draw:name="Picture 3" svg:x="0.43263in" svg:y="2.89in" svg:width="5.97475in" svg:height="3.94333in" style:rel-width="scale" style:rel-height="scale">
          <draw:image xlink:href="media/image7.png" xlink:type="simple" xlink:show="embed" xlink:actuate="onLoad"/>
          <svg:title/>
          <svg:desc>A diagram of characteristics of network

Description automatically generated</svg:desc>
        </draw:frame>
        <draw:frame draw:id="id87" draw:style-name="a458" draw:name="Picture 7" svg:x="6.84in" svg:y="3.17317in" svg:width="6.14in" svg:height="3.377in" style:rel-width="scale" style:rel-height="scale">
          <draw:image xlink:href="media/image8.jpeg" xlink:type="simple" xlink:show="embed" xlink:actuate="onLoad"/>
          <svg:title/>
          <svg:desc>A diagram of a computer process

Description automatically generated with medium confidence</svg:desc>
        </draw:frame>
      </draw:page>
      <draw:page draw:name="Slide7" draw:style-name="a460" draw:master-page-name="Master1-Layout6-titleOnly-Title-Only" presentation:presentation-page-layout-name="Master1-PPL6" draw:id="Slide-262">
        <draw:frame draw:id="id88" presentation:style-name="a461" draw:name="Title 1" svg:x="0.91667in" svg:y="0.39931in" svg:width="11.5in" svg:height="1.44965in" presentation:class="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226" draw:style="linear" draw:angle="0" draw:start-color="#f0f8fd" draw:end-color="#74c4e9" draw:start-intensity="100%" draw:end-intensity="100%"/>
    <draw:gradient draw:name="a459" draw:style="linear" draw:angle="0" draw:start-color="#f0f8fd" draw:end-color="#74c4e9" draw:start-intensity="100%" draw:end-intensity="100%"/>
    <draw:gradient draw:name="a441" draw:style="linear" draw:angle="2500" draw:start-color="#ffffff" draw:end-color="#4ea72e" draw:start-intensity="10%" draw:end-intensity="10%"/>
    <draw:gradient draw:name="a445" draw:style="linear" draw:angle="2500" draw:start-color="#ffffff" draw:end-color="#4ea72e" draw:start-intensity="10%" draw:end-intensity="10%"/>
    <draw:gradient draw:name="a322" draw:style="linear" draw:angle="0" draw:start-color="#f0f8fd" draw:end-color="#74c4e9" draw:start-intensity="100%" draw:end-intensity="100%"/>
    <draw:gradient draw:name="a258" draw:style="linear" draw:angle="0" draw:start-color="#f0f8fd" draw:end-color="#74c4e9" draw:start-intensity="100%" draw:end-intensity="100%"/>
    <draw:gradient draw:name="a433" draw:style="linear" draw:angle="2500" draw:start-color="#ffffff" draw:end-color="#4ea72e" draw:start-intensity="10%" draw:end-intensity="10%"/>
    <draw:gradient draw:name="a92" draw:style="linear" draw:angle="0" draw:start-color="#f0f8fd" draw:end-color="#74c4e9" draw:start-intensity="100%" draw:end-intensity="100%"/>
    <draw:gradient draw:name="a297" draw:style="linear" draw:angle="0" draw:start-color="#f0f8fd" draw:end-color="#74c4e9" draw:start-intensity="100%" draw:end-intensity="100%"/>
    <draw:gradient draw:name="a57" draw:style="linear" draw:angle="0" draw:start-color="#f0f8fd" draw:end-color="#74c4e9" draw:start-intensity="100%" draw:end-intensity="100%"/>
    <draw:gradient draw:name="a437" draw:style="linear" draw:angle="2500" draw:start-color="#ffffff" draw:end-color="#4ea72e" draw:start-intensity="10%" draw:end-intensity="10%"/>
    <draw:gradient draw:name="a0" draw:style="linear" draw:angle="0" draw:start-color="#f0f8fd" draw:end-color="#74c4e9" draw:start-intensity="100%" draw:end-intensity="100%"/>
    <draw:gradient draw:name="a244" draw:style="linear" draw:angle="0" draw:start-color="#f0f8fd" draw:end-color="#74c4e9" draw:start-intensity="100%" draw:end-intensity="100%"/>
    <draw:gradient draw:name="a392" draw:style="linear" draw:angle="0" draw:start-color="#f0f8fd" draw:end-color="#74c4e9" draw:start-intensity="100%" draw:end-intensity="100%"/>
    <draw:gradient draw:name="a357" draw:style="linear" draw:angle="0" draw:start-color="#f0f8fd" draw:end-color="#74c4e9" draw:start-intensity="100%" draw:end-intensity="100%"/>
    <draw:gradient draw:name="a429" draw:style="linear" draw:angle="2500" draw:start-color="#ffffff" draw:end-color="#4ea72e" draw:start-intensity="10%" draw:end-intensity="10%"/>
    <draw:gradient draw:name="a166" draw:style="linear" draw:angle="0" draw:start-color="#f0f8fd" draw:end-color="#74c4e9" draw:start-intensity="100%" draw:end-intensity="100%"/>
    <draw:gradient draw:name="a413" draw:style="linear" draw:angle="0" draw:start-color="#f0f8fd" draw:end-color="#74c4e9" draw:start-intensity="100%" draw:end-intensity="100%"/>
    <draw:gradient draw:name="a35" draw:style="linear" draw:angle="0" draw:start-color="#f0f8fd" draw:end-color="#74c4e9" draw:start-intensity="100%" draw:end-intensity="100%"/>
    <draw:gradient draw:name="a114" draw:style="linear" draw:angle="0" draw:start-color="#f0f8fd" draw:end-color="#74c4e9"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gradient" draw:fill-gradient-name="a22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gradient" draw:fill-gradient-name="a24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9">
      <style:drawing-page-properties draw:fill="gradient" draw:fill-gradient-name="a2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
      <style:drawing-page-properties draw:fill="gradient" draw:fill-gradient-name="a1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gradient" draw:fill-gradient-name="a3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
      <style:drawing-page-properties draw:fill="gradient" draw:fill-gradient-name="a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gradient" draw:fill-gradient-name="a2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3">
      <style:drawing-page-properties draw:fill="gradient" draw:fill-gradient-name="a3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gradient" draw:fill-gradient-name="a1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gradient" draw:fill-gradient-name="a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1">
      <draw:frame draw:id="id0" presentation:style-name="a5" draw:name="Title Placeholder 1" svg:x="0.91667in" svg:y="0.39931in" svg:width="11.5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91667in" svg:y="1.99653in" svg:width="11.5in" svg:height="4.75868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0.91667in" svg:y="6.95139in" svg:width="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3" presentation:style-name="a30" draw:name="Footer Placeholder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9.41667in" svg:y="6.95139in" svg:width="3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6">
      <draw:frame draw:id="id5" presentation:style-name="a40" draw:name="Title 1" svg:x="1.66667in" svg:y="1.22743in" svg:width="10in" svg:height="2.61111in" presentation:class="title" presentation:placeholder="false">
        <draw:text-box>
          <text:p text:style-name="a39" text:class-names="" text:cond-style-name=""><text:span text:style-name="a37" text:class-names="">Click to edit Master title style</text:span><text:span text:style-name="a38" text:class-names=""/></text:p>
        </draw:text-box>
        <svg:title/>
        <svg:desc/>
      </draw:frame>
      <draw:frame draw:id="id6" presentation:style-name="a44" draw:name="Subtitle 2" svg:x="1.66667in" svg:y="3.93924in" svg:width="10in" svg:height="1.81076in" presentation:class="subtitle" presentation:placeholder="false">
        <draw:text-box>
          <text:p text:style-name="a43" text:class-names="" text:cond-style-name=""><text:span text:style-name="a41" text:class-names="">Click to edit Master subtitle style</text:span><text:span text:style-name="a42" text:class-names=""/></text:p>
        </draw:text-box>
        <svg:title/>
        <svg:desc/>
      </draw:frame>
      <draw:frame draw:id="id7" presentation:style-name="a49" draw:name="Date Placeholder 3" svg:x="0.91667in" svg:y="6.95139in" svg:width="3in" svg:height="0.39931in" presentation:class="date-time" presentation:placeholder="false">
        <draw:text-box>
          <text:p text:style-name="a48" text:class-names="" text:cond-style-name=""><text:span text:style-name="a45" text:class-names=""><text:date text:fixed="false" style:data-style-name="a46"/></text:span><text:span text:style-name="a47" text:class-names=""/></text:p>
        </draw:text-box>
        <svg:title/>
        <svg:desc/>
      </draw:frame>
      <draw:frame draw:id="id8" presentation:style-name="a52" draw:name="Footer Placeholder 4" svg:x="4.41667in" svg:y="6.95139in" svg:width="4.5in" svg:height="0.39931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5" svg:x="9.41667in" svg:y="6.95139in" svg:width="3in" svg:height="0.39931in" presentation:class="page-number" presentation:placeholder="false">
        <draw:text-box>
          <text:p text:style-name="a55" text:class-names="" text:cond-style-name=""><text:span text:style-name="a53" text:class-names=""><text:page-number style:num-format="1" text:fixed="false"/></text:span><text:span text:style-name="a54" text:class-names=""/></text:p>
        </draw:text-box>
        <svg:title/>
        <svg:desc/>
      </draw:frame>
    </style:master-page>
    <style:master-page style:name="Master1-Layout2-obj-Title-and-Content" style:page-layout-name="pageLayout1" draw:style-name="a58">
      <draw:frame draw:id="id10" presentation:style-name="a62" draw:name="Title 1" svg:x="0.91667in" svg:y="0.39931in" svg:width="11.5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1" presentation:style-name="a79" draw:name="Content Placeholder 2" svg:x="0.91667in" svg:y="1.99653in" svg:width="11.5in" svg:height="4.75868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2" presentation:style-name="a84" draw:name="Date Placeholder 3" svg:x="0.91667in" svg:y="6.95139in" svg:width="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3" presentation:style-name="a87" draw:name="Footer Placeholder 4" svg:x="4.41667in" svg:y="6.95139in" svg:width="4.5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Slide Number Placeholder 5" svg:x="9.41667in" svg:y="6.95139in" svg:width="3in" svg:height="0.39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3">
      <draw:frame draw:id="id15" presentation:style-name="a97" draw:name="Title 1" svg:x="0.90972in" svg:y="1.86979in" svg:width="11.5in" svg:height="3.11979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16" presentation:style-name="a101" draw:name="Text Placeholder 2" svg:x="0.90972in" svg:y="5.0191in" svg:width="11.5in" svg:height="1.64062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17" presentation:style-name="a106" draw:name="Date Placeholder 3" svg:x="0.91667in" svg:y="6.95139in" svg:width="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18" presentation:style-name="a109" draw:name="Footer Placeholder 4" svg:x="4.41667in" svg:y="6.95139in" svg:width="4.5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Slide Number Placeholder 5" svg:x="9.41667in" svg:y="6.95139in" svg:width="3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Two-Content" style:page-layout-name="pageLayout1" draw:style-name="a115">
      <draw:frame draw:id="id20" presentation:style-name="a119" draw:name="Title 1" svg:x="0.91667in" svg:y="0.39931in" svg:width="11.5in" svg:height="1.44965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1" presentation:style-name="a136" draw:name="Content Placeholder 2" svg:x="0.91667in" svg:y="1.99653in" svg:width="5.66667in" svg:height="4.75868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Fifth level</text:span><text:span text:style-name="a133" text:class-names=""/></text:p>
                            </text:list-item>
                          </text:list>
                        </text:list-item>
                      </text:list>
                    </text:list-item>
                  </text:list>
                </text:list-item>
              </text:list>
            </text:list-item>
          </text:list>
        </draw:text-box>
        <svg:title/>
        <svg:desc/>
      </draw:frame>
      <draw:frame draw:id="id22" presentation:style-name="a153" draw:name="Content Placeholder 3" svg:x="6.75in" svg:y="1.99653in" svg:width="5.66667in" svg:height="4.75868in" presentation:class="object" presentation:placeholder="false">
        <draw:text-box>
          <text:list text:style-name="a139">
            <text:list-item>
              <text:p text:style-name="a138" text:class-names="" text:cond-style-name=""><text:span text:style-name="a137" text:class-names="">Click to edit Master text styles</text:span></text:p>
            </text:list-item>
          </text:list>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Fifth level</text:span><text:span text:style-name="a150" text:class-names=""/></text:p>
                            </text:list-item>
                          </text:list>
                        </text:list-item>
                      </text:list>
                    </text:list-item>
                  </text:list>
                </text:list-item>
              </text:list>
            </text:list-item>
          </text:list>
        </draw:text-box>
        <svg:title/>
        <svg:desc/>
      </draw:frame>
      <draw:frame draw:id="id23" presentation:style-name="a158" draw:name="Date Placeholder 4" svg:x="0.91667in" svg:y="6.95139in" svg:width="3in" svg:height="0.39931in" presentation:class="date-time" presentation:placeholder="false">
        <draw:text-box>
          <text:p text:style-name="a157" text:class-names="" text:cond-style-name=""><text:span text:style-name="a154" text:class-names=""><text:date text:fixed="false" style:data-style-name="a155"/></text:span><text:span text:style-name="a156" text:class-names=""/></text:p>
        </draw:text-box>
        <svg:title/>
        <svg:desc/>
      </draw:frame>
      <draw:frame draw:id="id24" presentation:style-name="a161" draw:name="Footer Placeholder 5" svg:x="4.41667in" svg:y="6.95139in" svg:width="4.5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Slide Number Placeholder 6" svg:x="9.41667in" svg:y="6.95139in" svg:width="3in" svg:height="0.39931in" presentation:class="page-number" presentation:placeholder="false">
        <draw:text-box>
          <text:p text:style-name="a164" text:class-names="" text:cond-style-name=""><text:span text:style-name="a162" text:class-names=""><text:page-number style:num-format="1" text:fixed="false"/></text:span><text:span text:style-name="a163" text:class-names=""/></text:p>
        </draw:text-box>
        <svg:title/>
        <svg:desc/>
      </draw:frame>
    </style:master-page>
    <style:master-page style:name="Master1-Layout5-twoTxTwoObj-Comparison" style:page-layout-name="pageLayout1" draw:style-name="a167">
      <draw:frame draw:id="id26" presentation:style-name="a171" draw:name="Title 1" svg:x="0.9184in" svg:y="0.39931in" svg:width="11.5in" svg:height="1.44965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75" draw:name="Text Placeholder 2" svg:x="0.9184in" svg:y="1.83854in" svg:width="5.64062in" svg:height="0.90104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28" presentation:style-name="a192" draw:name="Content Placeholder 3" svg:x="0.9184in" svg:y="2.73958in" svg:width="5.64062in" svg:height="4.02951in" presentation:class="object" presentation:placeholder="false">
        <draw:text-box>
          <text:list text:style-name="a178">
            <text:list-item>
              <text:p text:style-name="a177" text:class-names="" text:cond-style-name=""><text:span text:style-name="a176" text:class-names="">Click to edit Master text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Fifth level</text:span><text:span text:style-name="a189" text:class-names=""/></text:p>
                            </text:list-item>
                          </text:list>
                        </text:list-item>
                      </text:list>
                    </text:list-item>
                  </text:list>
                </text:list-item>
              </text:list>
            </text:list-item>
          </text:list>
        </draw:text-box>
        <svg:title/>
        <svg:desc/>
      </draw:frame>
      <draw:frame draw:id="id29" presentation:style-name="a196" draw:name="Text Placeholder 4" svg:x="6.75in" svg:y="1.83854in" svg:width="5.6684in" svg:height="0.90104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30" presentation:style-name="a213" draw:name="Content Placeholder 5" svg:x="6.75in" svg:y="2.73958in" svg:width="5.6684in" svg:height="4.02951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31" presentation:style-name="a218" draw:name="Date Placeholder 6" svg:x="0.91667in" svg:y="6.95139in" svg:width="3in" svg:height="0.39931in" presentation:class="date-time" presentation:placeholder="false">
        <draw:text-box>
          <text:p text:style-name="a217" text:class-names="" text:cond-style-name=""><text:span text:style-name="a214" text:class-names=""><text:date text:fixed="false" style:data-style-name="a215"/></text:span><text:span text:style-name="a216" text:class-names=""/></text:p>
        </draw:text-box>
        <svg:title/>
        <svg:desc/>
      </draw:frame>
      <draw:frame draw:id="id32" presentation:style-name="a221" draw:name="Footer Placeholder 7" svg:x="4.41667in" svg:y="6.95139in" svg:width="4.5in" svg:height="0.39931in" presentation:class="footer" presentation:placeholder="false">
        <draw:text-box>
          <text:p text:style-name="a220" text:class-names="" text:cond-style-name=""><text:span text:style-name="a219" text:class-names=""/></text:p>
        </draw:text-box>
        <svg:title/>
        <svg:desc/>
      </draw:frame>
      <draw:frame draw:id="id33" presentation:style-name="a225" draw:name="Slide Number Placeholder 8" svg:x="9.41667in" svg:y="6.95139in" svg:width="3in" svg:height="0.39931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style:master-page>
    <style:master-page style:name="Master1-Layout6-titleOnly-Title-Only" style:page-layout-name="pageLayout1" draw:style-name="a227">
      <draw:frame draw:id="id34" presentation:style-name="a231" draw:name="Title 1" svg:x="0.91667in" svg:y="0.39931in" svg:width="11.5in" svg:height="1.4496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35" presentation:style-name="a236" draw:name="Date Placeholder 2" svg:x="0.91667in" svg:y="6.95139in" svg:width="3in" svg:height="0.39931in" presentation:class="date-time" presentation:placeholder="false">
        <draw:text-box>
          <text:p text:style-name="a235" text:class-names="" text:cond-style-name=""><text:span text:style-name="a232" text:class-names=""><text:date text:fixed="false" style:data-style-name="a233"/></text:span><text:span text:style-name="a234" text:class-names=""/></text:p>
        </draw:text-box>
        <svg:title/>
        <svg:desc/>
      </draw:frame>
      <draw:frame draw:id="id36" presentation:style-name="a239" draw:name="Footer Placeholder 3" svg:x="4.41667in" svg:y="6.95139in" svg:width="4.5in" svg:height="0.39931in" presentation:class="footer" presentation:placeholder="false">
        <draw:text-box>
          <text:p text:style-name="a238" text:class-names="" text:cond-style-name=""><text:span text:style-name="a237" text:class-names=""/></text:p>
        </draw:text-box>
        <svg:title/>
        <svg:desc/>
      </draw:frame>
      <draw:frame draw:id="id37" presentation:style-name="a243" draw:name="Slide Number Placeholder 4" svg:x="9.41667in" svg:y="6.95139in" svg:width="3in" svg:height="0.39931in" presentation:class="page-number" presentation:placeholder="false">
        <draw:text-box>
          <text:p text:style-name="a242" text:class-names="" text:cond-style-name=""><text:span text:style-name="a240" text:class-names=""><text:page-number style:num-format="1" text:fixed="false"/></text:span><text:span text:style-name="a241" text:class-names=""/></text:p>
        </draw:text-box>
        <svg:title/>
        <svg:desc/>
      </draw:frame>
    </style:master-page>
    <style:master-page style:name="Master1-Layout7-blank-Blank" style:page-layout-name="pageLayout1" draw:style-name="a245">
      <draw:frame draw:id="id38" presentation:style-name="a250" draw:name="Date Placeholder 1" svg:x="0.91667in" svg:y="6.95139in" svg:width="3in" svg:height="0.39931in" presentation:class="date-time" presentation:placeholder="false">
        <draw:text-box>
          <text:p text:style-name="a249" text:class-names="" text:cond-style-name=""><text:span text:style-name="a246" text:class-names=""><text:date text:fixed="false" style:data-style-name="a247"/></text:span><text:span text:style-name="a248" text:class-names=""/></text:p>
        </draw:text-box>
        <svg:title/>
        <svg:desc/>
      </draw:frame>
      <draw:frame draw:id="id39" presentation:style-name="a253" draw:name="Footer Placeholder 2" svg:x="4.41667in" svg:y="6.95139in" svg:width="4.5in" svg:height="0.39931in" presentation:class="footer" presentation:placeholder="false">
        <draw:text-box>
          <text:p text:style-name="a252" text:class-names="" text:cond-style-name=""><text:span text:style-name="a251" text:class-names=""/></text:p>
        </draw:text-box>
        <svg:title/>
        <svg:desc/>
      </draw:frame>
      <draw:frame draw:id="id40" presentation:style-name="a257" draw:name="Slide Number Placeholder 3" svg:x="9.41667in" svg:y="6.95139in" svg:width="3in" svg:height="0.39931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style:master-page>
    <style:master-page style:name="Master1-Layout8-objTx-Content-with-Caption" style:page-layout-name="pageLayout1" draw:style-name="a259">
      <draw:frame draw:id="id41" presentation:style-name="a263" draw:name="Title 1" svg:x="0.9184in" svg:y="0.5in" svg:width="4.30035in" svg:height="1.75in" presentation:class="title" presentation:placeholder="false">
        <draw:text-box>
          <text:p text:style-name="a262" text:class-names="" text:cond-style-name=""><text:span text:style-name="a260" text:class-names="">Click to edit Master title style</text:span><text:span text:style-name="a261" text:class-names=""/></text:p>
        </draw:text-box>
        <svg:title/>
        <svg:desc/>
      </draw:frame>
      <draw:frame draw:id="id42" presentation:style-name="a280" draw:name="Content Placeholder 2" svg:x="5.6684in" svg:y="1.07986in" svg:width="6.75in" svg:height="5.32986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43" presentation:style-name="a284" draw:name="Text Placeholder 3" svg:x="0.9184in" svg:y="2.25in" svg:width="4.30035in" svg:height="4.1684in" presentation:class="outline" presentation:placeholder="false">
        <draw:text-box>
          <text:list text:style-name="a283">
            <text:list-item>
              <text:p text:style-name="a282" text:class-names="" text:cond-style-name=""><text:span text:style-name="a281" text:class-names="">Click to edit Master text styles</text:span></text:p>
            </text:list-item>
          </text:list>
        </draw:text-box>
        <svg:title/>
        <svg:desc/>
      </draw:frame>
      <draw:frame draw:id="id44" presentation:style-name="a289" draw:name="Date Placeholder 4" svg:x="0.91667in" svg:y="6.95139in" svg:width="3in" svg:height="0.39931in" presentation:class="date-time" presentation:placeholder="false">
        <draw:text-box>
          <text:p text:style-name="a288" text:class-names="" text:cond-style-name=""><text:span text:style-name="a285" text:class-names=""><text:date text:fixed="false" style:data-style-name="a286"/></text:span><text:span text:style-name="a287" text:class-names=""/></text:p>
        </draw:text-box>
        <svg:title/>
        <svg:desc/>
      </draw:frame>
      <draw:frame draw:id="id45" presentation:style-name="a292" draw:name="Footer Placeholder 5" svg:x="4.41667in" svg:y="6.95139in" svg:width="4.5in" svg:height="0.39931in" presentation:class="footer" presentation:placeholder="false">
        <draw:text-box>
          <text:p text:style-name="a291" text:class-names="" text:cond-style-name=""><text:span text:style-name="a290" text:class-names=""/></text:p>
        </draw:text-box>
        <svg:title/>
        <svg:desc/>
      </draw:frame>
      <draw:frame draw:id="id46" presentation:style-name="a296" draw:name="Slide Number Placeholder 6" svg:x="9.41667in" svg:y="6.95139in" svg:width="3in" svg:height="0.39931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style:master-page>
    <style:master-page style:name="Master1-Layout9-picTx-Picture-with-Caption" style:page-layout-name="pageLayout1" draw:style-name="a298">
      <draw:frame draw:id="id47" presentation:style-name="a302" draw:name="Title 1" svg:x="0.9184in" svg:y="0.5in" svg:width="4.30035in" svg:height="1.75in" presentation:class="title" presentation:placeholder="false">
        <draw:text-box>
          <text:p text:style-name="a301" text:class-names="" text:cond-style-name=""><text:span text:style-name="a299" text:class-names="">Click to edit Master title style</text:span><text:span text:style-name="a300" text:class-names=""/></text:p>
        </draw:text-box>
        <svg:title/>
        <svg:desc/>
      </draw:frame>
      <draw:frame draw:id="id48" presentation:style-name="a305" draw:name="Picture Placeholder 2" svg:x="5.6684in" svg:y="1.07986in" svg:width="6.75in" svg:height="5.32986in" presentation:class="graphic" presentation:placeholder="false">
        <draw:text-box>
          <text:p text:style-name="a304" text:class-names="" text:cond-style-name=""><text:span text:style-name="a303" text:class-names=""/></text:p>
        </draw:text-box>
        <svg:title/>
        <svg:desc/>
      </draw:frame>
      <draw:frame draw:id="id49" presentation:style-name="a309" draw:name="Text Placeholder 3" svg:x="0.9184in" svg:y="2.25in" svg:width="4.30035in" svg:height="4.1684in" presentation:class="outline" presentation:placeholder="false">
        <draw:text-box>
          <text:list text:style-name="a308">
            <text:list-item>
              <text:p text:style-name="a307" text:class-names="" text:cond-style-name=""><text:span text:style-name="a306" text:class-names="">Click to edit Master text styles</text:span></text:p>
            </text:list-item>
          </text:list>
        </draw:text-box>
        <svg:title/>
        <svg:desc/>
      </draw:frame>
      <draw:frame draw:id="id50" presentation:style-name="a314" draw:name="Date Placeholder 4" svg:x="0.91667in" svg:y="6.95139in" svg:width="3in" svg:height="0.39931in" presentation:class="date-time" presentation:placeholder="false">
        <draw:text-box>
          <text:p text:style-name="a313" text:class-names="" text:cond-style-name=""><text:span text:style-name="a310" text:class-names=""><text:date text:fixed="false" style:data-style-name="a311"/></text:span><text:span text:style-name="a312" text:class-names=""/></text:p>
        </draw:text-box>
        <svg:title/>
        <svg:desc/>
      </draw:frame>
      <draw:frame draw:id="id51" presentation:style-name="a317" draw:name="Footer Placeholder 5" svg:x="4.41667in" svg:y="6.95139in" svg:width="4.5in" svg:height="0.39931in" presentation:class="footer" presentation:placeholder="false">
        <draw:text-box>
          <text:p text:style-name="a316" text:class-names="" text:cond-style-name=""><text:span text:style-name="a315" text:class-names=""/></text:p>
        </draw:text-box>
        <svg:title/>
        <svg:desc/>
      </draw:frame>
      <draw:frame draw:id="id52" presentation:style-name="a321" draw:name="Slide Number Placeholder 6" svg:x="9.41667in" svg:y="6.95139in" svg:width="3in" svg:height="0.39931in" presentation:class="page-number" presentation:placeholder="false">
        <draw:text-box>
          <text:p text:style-name="a320" text:class-names="" text:cond-style-name=""><text:span text:style-name="a318" text:class-names=""><text:page-number style:num-format="1" text:fixed="false"/></text:span><text:span text:style-name="a319" text:class-names=""/></text:p>
        </draw:text-box>
        <svg:title/>
        <svg:desc/>
      </draw:frame>
    </style:master-page>
    <style:master-page style:name="Master1-Layout10-vertTx-Title-and-Vertical-Text" style:page-layout-name="pageLayout1" draw:style-name="a323">
      <draw:frame draw:id="id53" presentation:style-name="a327" draw:name="Title 1" svg:x="0.91667in" svg:y="0.39931in" svg:width="11.5in" svg:height="1.44965in" presentation:class="title" presentation:placeholder="false">
        <draw:text-box>
          <text:p text:style-name="a326" text:class-names="" text:cond-style-name=""><text:span text:style-name="a324" text:class-names="">Click to edit Master title style</text:span><text:span text:style-name="a325" text:class-names=""/></text:p>
        </draw:text-box>
        <svg:title/>
        <svg:desc/>
      </draw:frame>
      <draw:frame draw:id="id54" presentation:style-name="a344" draw:name="Vertical Text Placeholder 2" svg:x="0.91667in" svg:y="1.99653in" svg:width="11.5in" svg:height="4.75868in" presentation:class="outline" presentation:placeholder="false">
        <draw:text-box>
          <text:list text:style-name="a330">
            <text:list-item>
              <text:p text:style-name="a329" text:class-names="" text:cond-style-name=""><text:span text:style-name="a328" text:class-names="">Click to edit Master text styles</text:span></text:p>
            </text:list-item>
          </text:list>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Fifth level</text:span><text:span text:style-name="a341" text:class-names=""/></text:p>
                            </text:list-item>
                          </text:list>
                        </text:list-item>
                      </text:list>
                    </text:list-item>
                  </text:list>
                </text:list-item>
              </text:list>
            </text:list-item>
          </text:list>
        </draw:text-box>
        <svg:title/>
        <svg:desc/>
      </draw:frame>
      <draw:frame draw:id="id55" presentation:style-name="a349" draw:name="Date Placeholder 3" svg:x="0.91667in" svg:y="6.95139in" svg:width="3in" svg:height="0.39931in" presentation:class="date-time" presentation:placeholder="false">
        <draw:text-box>
          <text:p text:style-name="a348" text:class-names="" text:cond-style-name=""><text:span text:style-name="a345" text:class-names=""><text:date text:fixed="false" style:data-style-name="a346"/></text:span><text:span text:style-name="a347" text:class-names=""/></text:p>
        </draw:text-box>
        <svg:title/>
        <svg:desc/>
      </draw:frame>
      <draw:frame draw:id="id56"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57" presentation:style-name="a356" draw:name="Slide Number Placeholder 5" svg:x="9.41667in" svg:y="6.95139in" svg:width="3in" svg:height="0.39931in" presentation:class="page-number" presentation:placeholder="false">
        <draw:text-box>
          <text:p text:style-name="a355" text:class-names="" text:cond-style-name=""><text:span text:style-name="a353" text:class-names=""><text:page-number style:num-format="1" text:fixed="false"/></text:span><text:span text:style-name="a354" text:class-names=""/></text:p>
        </draw:text-box>
        <svg:title/>
        <svg:desc/>
      </draw:frame>
    </style:master-page>
    <style:master-page style:name="Master1-Layout11-vertTitleAndTx-Vertical-Title-and-Text" style:page-layout-name="pageLayout1" draw:style-name="a358">
      <draw:frame draw:id="id58" presentation:style-name="a362" draw:name="Vertical Title 1" svg:x="9.54167in" svg:y="0.39931in" svg:width="2.875in" svg:height="6.3559in" presentation:class="title" presentation:placeholder="false">
        <draw:text-box>
          <text:p text:style-name="a361" text:class-names="" text:cond-style-name=""><text:span text:style-name="a359" text:class-names="">Click to edit Master title style</text:span><text:span text:style-name="a360" text:class-names=""/></text:p>
        </draw:text-box>
        <svg:title/>
        <svg:desc/>
      </draw:frame>
      <draw:frame draw:id="id59" presentation:style-name="a379" draw:name="Vertical Text Placeholder 2" svg:x="0.91667in" svg:y="0.39931in" svg:width="8.45833in" svg:height="6.3559in" presentation:class="outline" presentation:placeholder="false">
        <draw:text-box>
          <text:list text:style-name="a365">
            <text:list-item>
              <text:p text:style-name="a364" text:class-names="" text:cond-style-name=""><text:span text:style-name="a363" text:class-names="">Click to edit Master text styles</text:span></text:p>
            </text:list-item>
          </text:list>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5" text:class-names="">Fifth level</text:span><text:span text:style-name="a376" text:class-names=""/></text:p>
                            </text:list-item>
                          </text:list>
                        </text:list-item>
                      </text:list>
                    </text:list-item>
                  </text:list>
                </text:list-item>
              </text:list>
            </text:list-item>
          </text:list>
        </draw:text-box>
        <svg:title/>
        <svg:desc/>
      </draw:frame>
      <draw:frame draw:id="id60" presentation:style-name="a384" draw:name="Date Placeholder 3" svg:x="0.91667in" svg:y="6.95139in" svg:width="3in" svg:height="0.39931in" presentation:class="date-time" presentation:placeholder="false">
        <draw:text-box>
          <text:p text:style-name="a383" text:class-names="" text:cond-style-name=""><text:span text:style-name="a380" text:class-names=""><text:date text:fixed="false" style:data-style-name="a381"/></text:span><text:span text:style-name="a382" text:class-names=""/></text:p>
        </draw:text-box>
        <svg:title/>
        <svg:desc/>
      </draw:frame>
      <draw:frame draw:id="id61" presentation:style-name="a387" draw:name="Footer Placeholder 4" svg:x="4.41667in" svg:y="6.95139in" svg:width="4.5in" svg:height="0.39931in" presentation:class="footer" presentation:placeholder="false">
        <draw:text-box>
          <text:p text:style-name="a386" text:class-names="" text:cond-style-name=""><text:span text:style-name="a385" text:class-names=""/></text:p>
        </draw:text-box>
        <svg:title/>
        <svg:desc/>
      </draw:frame>
      <draw:frame draw:id="id62" presentation:style-name="a391" draw:name="Slide Number Placeholder 5" svg:x="9.41667in" svg:y="6.95139in" svg:width="3in" svg:height="0.39931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venugopalreddy annapureddy</meta:initial-creator>
    <dc:creator>venugopalreddy annapureddy</dc:creator>
    <meta:creation-date>2024-10-09T07:55:13Z</meta:creation-date>
    <dc:date>2024-10-11T11:21:53Z</dc:date>
    <meta:editing-cycles>1</meta:editing-cycles>
    <meta:editing-duration>PT185199S</meta:editing-duration>
    <meta:document-statistic meta:paragraph-count="2" meta:word-count="7"/>
  </office:meta>
</office:document-meta>
</file>